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標楷體1" svg:font-family="標楷體" style:font-family-generic="roman"/>
    <style:font-face style:name="標楷體" svg:font-family="標楷體" style:font-family-generic="script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21mm"/>
    </style:style>
    <style:style style:name="co2" style:family="table-column">
      <style:table-column-properties fo:break-before="auto" style:column-width="24.89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27.11mm"/>
    </style:style>
    <style:style style:name="co5" style:family="table-column">
      <style:table-column-properties fo:break-before="auto" style:column-width="31.84mm"/>
    </style:style>
    <style:style style:name="co6" style:family="table-column">
      <style:table-column-properties fo:break-before="auto" style:column-width="32.6mm"/>
    </style:style>
    <style:style style:name="co7" style:family="table-column">
      <style:table-column-properties fo:break-before="auto" style:column-width="22.65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25.61mm"/>
    </style:style>
    <style:style style:name="co10" style:family="table-column">
      <style:table-column-properties fo:break-before="auto" style:column-width="17.66mm"/>
    </style:style>
    <style:style style:name="co11" style:family="table-column">
      <style:table-column-properties fo:break-before="auto" style:column-width="50.9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8.68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13.23mm" fo:break-before="auto" style:use-optimal-row-height="false"/>
    </style:style>
    <style:style style:name="ro8" style:family="table-row">
      <style:table-row-properties style:row-height="17.46mm" fo:break-before="auto" style:use-optimal-row-height="true"/>
    </style:style>
    <style:style style:name="ro9" style:family="table-row">
      <style:table-row-properties style:row-height="17.67mm" fo:break-before="auto" style:use-optimal-row-height="false"/>
    </style:style>
    <style:style style:name="ro10" style:family="table-row">
      <style:table-row-properties style:row-height="5.82mm" fo:break-before="auto" style:use-optimal-row-height="true"/>
    </style:style>
    <style:style style:name="ta1" style:family="table" style:master-page-name="PageStyle_5f_議員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5f_100年度考核報表_28_院處空白表_29_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5f_100年度考核報表_28_院處空白表_29_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一般_5f_100年度考核報表_28_院處空白表_29_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Sheet1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43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一般_5f_100年度考核報表_28_院處空白表_29_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100年度考核報表_28_院處空白表_29_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100年度考核報表_28_院處空白表_29_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43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一般_5f_Sheet1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100年度考核報表_28_院處空白表_29_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Comma" style:data-style-name="N14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100年度考核報表_28_院處空白表_29_" style:data-style-name="N14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100年度考核報表_28_院處空白表_29_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一般_5f_100年度考核報表_28_院處空白表_29_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一般_5f_100年度考核報表_28_院處空白表_29_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145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43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5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45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議員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7" table:default-cell-style-name="ce7"/>
        <table:table-column table:style-name="co8" table:default-cell-style-name="ce7"/>
        <table:table-column table:style-name="co11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7" table:default-cell-style-name="ce7"/>
        <table:table-column table:style-name="co8" table:default-cell-style-name="ce7"/>
        <table:table-column table:style-name="co11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7" table:default-cell-style-name="ce7"/>
        <table:table-column table:style-name="co8" table:default-cell-style-name="ce7"/>
        <table:table-column table:style-name="co11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彰化縣政府104年度對議員所提地方建設建議事項處理明細表</text:p>
          </table:table-cell>
          <table:covered-table-cell table:style-name="ce8"/>
          <table:covered-table-cell table:number-columns-repeated="4" table:style-name="ce13"/>
          <table:covered-table-cell table:number-columns-repeated="2" table:style-name="ce22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至104年12月止</text:p>
          </table:table-cell>
          <table:covered-table-cell table:style-name="ce8"/>
          <table:covered-table-cell table:number-columns-repeated="4" table:style-name="ce13"/>
          <table:covered-table-cell table:number-columns-repeated="2" table:style-name="ce22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8" table:number-rows-spanned="1">
            <text:p><text:s text:c="37"/>(本表為半年報) <text:s text:c="26"/>單位：千元</text:p>
          </table:table-cell>
          <table:covered-table-cell table:number-columns-repeated="6" table:style-name="ce9"/>
          <table:covered-table-cell table:style-name="ce25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1" table:number-rows-spanned="2">
            <text:p>建議項目及內容</text:p>
          </table:table-cell>
          <table:table-cell table:style-name="ce3" office:value-type="string" calcext:value-type="string" table:number-columns-spanned="1" table:number-rows-spanned="2">
            <text:p>建議地點</text:p>
          </table:table-cell>
          <table:table-cell table:style-name="ce3" office:value-type="string" calcext:value-type="string" table:number-columns-spanned="1" table:number-rows-spanned="2">
            <text:p>建議金額</text:p>
          </table:table-cell>
          <table:table-cell table:style-name="ce3" office:value-type="string" calcext:value-type="string" table:number-columns-spanned="5" table:number-rows-spanned="1">
            <text:p>核定情形</text:p>
          </table:table-cell>
          <table:covered-table-cell table:number-columns-repeated="4" table:style-name="ce3"/>
          <table:table-cell table:number-columns-repeated="1016"/>
        </table:table-row>
        <table:table-row table:style-name="ro5">
          <table:covered-table-cell table:number-columns-repeated="3" table:style-name="ce3"/>
          <table:table-cell table:style-name="ce3" office:value-type="string" calcext:value-type="string">
            <text:p>核定金額</text:p>
          </table:table-cell>
          <table:table-cell table:style-name="ce3" office:value-type="string" calcext:value-type="string">
            <text:p>經費支用科目</text:p>
          </table:table-cell>
          <table:table-cell table:style-name="ce3" office:value-type="string" calcext:value-type="string">
            <text:p>主辦機關</text:p>
          </table:table-cell>
          <table:table-cell table:style-name="ce3" office:value-type="string" calcext:value-type="string">
            <text:p>招標方式</text:p>
          </table:table-cell>
          <table:table-cell table:style-name="ce3" office:value-type="string" calcext:value-type="string">
            <text:p>得標廠商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塭仔泊地西側路面破損改善工程</text:p>
          </table:table-cell>
          <table:table-cell table:style-name="ce10" office:value-type="string" calcext:value-type="string">
            <text:p>線西鄉</text:p>
          </table:table-cell>
          <table:table-cell table:style-name="ce14" office:value-type="float" office:value="900" calcext:value-type="float">
            <text:p>900 </text:p>
          </table:table-cell>
          <table:table-cell table:style-name="ce14" office:value-type="float" office:value="814" calcext:value-type="float">
            <text:p>814 </text:p>
          </table:table-cell>
          <table:table-cell table:style-name="ce4" office:value-type="string" calcext:value-type="string">
            <text:p>漁港工程－港澳及出海路工程</text:p>
          </table:table-cell>
          <table:table-cell table:style-name="ce10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10" office:value-type="string" calcext:value-type="string">
            <text:p>寶德營造工程有限公司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>
            <text:p>新寶11班哨出海道路主線前段路面修復工程</text:p>
          </table:table-cell>
          <table:table-cell table:style-name="ce10" office:value-type="string" calcext:value-type="string">
            <text:p>芳苑鄉</text:p>
          </table:table-cell>
          <table:table-cell table:number-columns-repeated="2" table:style-name="ce14" office:value-type="float" office:value="1057" calcext:value-type="float">
            <text:p>1,057 </text:p>
          </table:table-cell>
          <table:table-cell table:style-name="ce4" office:value-type="string" calcext:value-type="string">
            <text:p>漁港工程－港澳及出海路工程</text:p>
          </table:table-cell>
          <table:table-cell table:style-name="ce10" office:value-type="string" calcext:value-type="string">
            <text:p>彰化區漁會</text:p>
          </table:table-cell>
          <table:table-cell table:style-name="ce10" office:value-type="string" calcext:value-type="string">
            <text:p>公開招標</text:p>
          </table:table-cell>
          <table:table-cell table:style-name="ce10" office:value-type="string" calcext:value-type="string">
            <text:p>駿泰營造</text:p>
            <text:p>有限公司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>
            <text:p>王功漁港曳船台車修繕工程</text:p>
          </table:table-cell>
          <table:table-cell table:style-name="ce10" office:value-type="string" calcext:value-type="string">
            <text:p>芳苑鄉</text:p>
          </table:table-cell>
          <table:table-cell table:number-columns-repeated="2" table:style-name="ce14" office:value-type="float" office:value="720" calcext:value-type="float">
            <text:p>720 </text:p>
          </table:table-cell>
          <table:table-cell table:style-name="ce4" office:value-type="string" calcext:value-type="string">
            <text:p>漁港工程－港澳及出海路工程</text:p>
          </table:table-cell>
          <table:table-cell table:style-name="ce10" office:value-type="string" calcext:value-type="string">
            <text:p>彰化區漁會</text:p>
          </table:table-cell>
          <table:table-cell table:style-name="ce10" office:value-type="string" calcext:value-type="string">
            <text:p>公開招標</text:p>
          </table:table-cell>
          <table:table-cell table:style-name="ce10" office:value-type="string" calcext:value-type="string">
            <text:p>揚程順營造</text:p>
            <text:p>有限公司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伸港鄉什股路等道路改善工程</text:p>
            <draw:custom-shape table:end-cell-address="議員4.A9" table:end-x="2.37mm" table:end-y="17.66mm" draw:z-index="289" draw:name="Text Box 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0" draw:name="Text Box 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1" draw:name="Text Box 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2" draw:name="Text Box 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3" draw:name="Text Box 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4" draw:name="Text Box 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5" draw:name="Text Box 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6" draw:name="Text Box 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7" draw:name="Text Box 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8" draw:name="Text Box 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99" draw:name="Text Box 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0" draw:name="Text Box 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1" draw:name="Text Box 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2" draw:name="Text Box 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3" draw:name="Text Box 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4" draw:name="Text Box 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5" draw:name="Text Box 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6" draw:name="Text Box 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7" draw:name="Text Box 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8" draw:name="Text Box 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09" draw:name="Text Box 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0" draw:name="Text Box 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1" draw:name="Text Box 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2" draw:name="Text Box 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3" draw:name="Text Box 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4" draw:name="Text Box 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5" draw:name="Text Box 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6" draw:name="Text Box 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7" draw:name="Text Box 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8" draw:name="Text Box 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19" draw:name="Text Box 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0" draw:name="Text Box 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1" draw:name="Text Box 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2" draw:name="Text Box 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3" draw:name="Text Box 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4" draw:name="Text Box 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5" draw:name="Text Box 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6" draw:name="Text Box 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7" draw:name="Text Box 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8" draw:name="Text Box 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29" draw:name="Text Box 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0" draw:name="Text Box 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1" draw:name="Text Box 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2" draw:name="Text Box 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3" draw:name="Text Box 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4" draw:name="Text Box 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5" draw:name="Text Box 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6" draw:name="Text Box 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7" draw:name="Text Box 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8" draw:name="Text Box 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39" draw:name="Text Box 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0" draw:name="Text Box 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1" draw:name="Text Box 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2" draw:name="Text Box 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3" draw:name="Text Box 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4" draw:name="Text Box 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5" draw:name="Text Box 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6" draw:name="Text Box 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7" draw:name="Text Box 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8" draw:name="Text Box 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49" draw:name="Text Box 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0" draw:name="Text Box 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1" draw:name="Text Box 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2" draw:name="Text Box 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3" draw:name="Text Box 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4" draw:name="Text Box 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5" draw:name="Text Box 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6" draw:name="Text Box 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7" draw:name="Text Box 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8" draw:name="Text Box 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59" draw:name="Text Box 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0" draw:name="Text Box 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1" draw:name="Text Box 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2" draw:name="Text Box 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3" draw:name="Text Box 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4" draw:name="Text Box 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5" draw:name="Text Box 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6" draw:name="Text Box 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7" draw:name="Text Box 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8" draw:name="Text Box 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69" draw:name="Text Box 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0" draw:name="Text Box 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1" draw:name="Text Box 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2" draw:name="Text Box 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3" draw:name="Text Box 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4" draw:name="Text Box 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5" draw:name="Text Box 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6" draw:name="Text Box 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7" draw:name="Text Box 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8" draw:name="Text Box 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79" draw:name="Text Box 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0" draw:name="Text Box 1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1" draw:name="Text Box 1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2" draw:name="Text Box 1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3" draw:name="Text Box 1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4" draw:name="Text Box 1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5" draw:name="Text Box 1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6" draw:name="Text Box 1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7" draw:name="Text Box 1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8" draw:name="Text Box 1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89" draw:name="Text Box 1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0" draw:name="Text Box 1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1" draw:name="Text Box 1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2" draw:name="Text Box 1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3" draw:name="Text Box 1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4" draw:name="Text Box 1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5" draw:name="Text Box 1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6" draw:name="Text Box 1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7" draw:name="Text Box 1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8" draw:name="Text Box 1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399" draw:name="Text Box 1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0" draw:name="Text Box 1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1" draw:name="Text Box 1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2" draw:name="Text Box 1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3" draw:name="Text Box 1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4" draw:name="Text Box 1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5" draw:name="Text Box 1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6" draw:name="Text Box 1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7" draw:name="Text Box 1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8" draw:name="Text Box 1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09" draw:name="Text Box 1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0" draw:name="Text Box 1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1" draw:name="Text Box 1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2" draw:name="Text Box 1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3" draw:name="Text Box 1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4" draw:name="Text Box 1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5" draw:name="Text Box 1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6" draw:name="Text Box 1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7" draw:name="Text Box 1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8" draw:name="Text Box 1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19" draw:name="Text Box 1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0" draw:name="Text Box 1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1" draw:name="Text Box 1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2" draw:name="Text Box 1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3" draw:name="Text Box 1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4" draw:name="Text Box 1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5" draw:name="Text Box 1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6" draw:name="Text Box 1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7" draw:name="Text Box 1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8" draw:name="Text Box 1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29" draw:name="Text Box 1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0" draw:name="Text Box 1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1" draw:name="Text Box 1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2" draw:name="Text Box 1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3" draw:name="Text Box 1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4" draw:name="Text Box 1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5" draw:name="Text Box 1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6" draw:name="Text Box 1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7" draw:name="Text Box 1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8" draw:name="Text Box 1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39" draw:name="Text Box 1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0" draw:name="Text Box 1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1" draw:name="Text Box 1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2" draw:name="Text Box 1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3" draw:name="Text Box 1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4" draw:name="Text Box 1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5" draw:name="Text Box 1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6" draw:name="Text Box 1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7" draw:name="Text Box 1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8" draw:name="Text Box 1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49" draw:name="Text Box 1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0" draw:name="Text Box 1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1" draw:name="Text Box 1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2" draw:name="Text Box 1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3" draw:name="Text Box 1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4" draw:name="Text Box 1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5" draw:name="Text Box 1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6" draw:name="Text Box 1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7" draw:name="Text Box 1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8" draw:name="Text Box 1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59" draw:name="Text Box 1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0" draw:name="Text Box 1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1" draw:name="Text Box 1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2" draw:name="Text Box 1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3" draw:name="Text Box 1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4" draw:name="Text Box 1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5" draw:name="Text Box 1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6" draw:name="Text Box 1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7" draw:name="Text Box 1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8" draw:name="Text Box 1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69" draw:name="Text Box 1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0" draw:name="Text Box 1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1" draw:name="Text Box 1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2" draw:name="Text Box 1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3" draw:name="Text Box 1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4" draw:name="Text Box 1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5" draw:name="Text Box 1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6" draw:name="Text Box 1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7" draw:name="Text Box 1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8" draw:name="Text Box 1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79" draw:name="Text Box 1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0" draw:name="Text Box 2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1" draw:name="Text Box 2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2" draw:name="Text Box 2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3" draw:name="Text Box 2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4" draw:name="Text Box 2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5" draw:name="Text Box 2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6" draw:name="Text Box 2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7" draw:name="Text Box 2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8" draw:name="Text Box 2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89" draw:name="Text Box 2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0" draw:name="Text Box 2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1" draw:name="Text Box 2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2" draw:name="Text Box 2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3" draw:name="Text Box 2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4" draw:name="Text Box 2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5" draw:name="Text Box 2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6" draw:name="Text Box 2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7" draw:name="Text Box 2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8" draw:name="Text Box 2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499" draw:name="Text Box 2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0" draw:name="Text Box 2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1" draw:name="Text Box 2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2" draw:name="Text Box 2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3" draw:name="Text Box 2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4" draw:name="Text Box 2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5" draw:name="Text Box 2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6" draw:name="Text Box 2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7" draw:name="Text Box 2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8" draw:name="Text Box 2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09" draw:name="Text Box 2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0" draw:name="Text Box 2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1" draw:name="Text Box 2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2" draw:name="Text Box 2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3" draw:name="Text Box 2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4" draw:name="Text Box 2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5" draw:name="Text Box 2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6" draw:name="Text Box 2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7" draw:name="Text Box 2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8" draw:name="Text Box 2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19" draw:name="Text Box 2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0" draw:name="Text Box 2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1" draw:name="Text Box 2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2" draw:name="Text Box 2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3" draw:name="Text Box 2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4" draw:name="Text Box 2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5" draw:name="Text Box 2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6" draw:name="Text Box 2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7" draw:name="Text Box 2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8" draw:name="Text Box 2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29" draw:name="Text Box 2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0" draw:name="Text Box 2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1" draw:name="Text Box 2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2" draw:name="Text Box 2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3" draw:name="Text Box 2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4" draw:name="Text Box 2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5" draw:name="Text Box 2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6" draw:name="Text Box 2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7" draw:name="Text Box 2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8" draw:name="Text Box 2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39" draw:name="Text Box 2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0" draw:name="Text Box 2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1" draw:name="Text Box 2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2" draw:name="Text Box 2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3" draw:name="Text Box 2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4" draw:name="Text Box 2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5" draw:name="Text Box 2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6" draw:name="Text Box 2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7" draw:name="Text Box 2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8" draw:name="Text Box 2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49" draw:name="Text Box 2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0" draw:name="Text Box 2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1" draw:name="Text Box 2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2" draw:name="Text Box 2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3" draw:name="Text Box 2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4" draw:name="Text Box 2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5" draw:name="Text Box 2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6" draw:name="Text Box 2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7" draw:name="Text Box 2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8" draw:name="Text Box 2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59" draw:name="Text Box 2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0" draw:name="Text Box 2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1" draw:name="Text Box 2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2" draw:name="Text Box 2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3" draw:name="Text Box 2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4" draw:name="Text Box 2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5" draw:name="Text Box 2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6" draw:name="Text Box 2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7" draw:name="Text Box 2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8" draw:name="Text Box 2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69" draw:name="Text Box 2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0" draw:name="Text Box 2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1" draw:name="Text Box 2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2" draw:name="Text Box 2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3" draw:name="Text Box 2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4" draw:name="Text Box 2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5" draw:name="Text Box 2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6" draw:name="Text Box 2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7" draw:name="Text Box 2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8" draw:name="Text Box 2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79" draw:name="Text Box 2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0" draw:name="Text Box 3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1" draw:name="Text Box 3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2" draw:name="Text Box 3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3" draw:name="Text Box 3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4" draw:name="Text Box 3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5" draw:name="Text Box 3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6" draw:name="Text Box 3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7" draw:name="Text Box 3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8" draw:name="Text Box 3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89" draw:name="Text Box 3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0" draw:name="Text Box 3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1" draw:name="Text Box 3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2" draw:name="Text Box 3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3" draw:name="Text Box 3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4" draw:name="Text Box 3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5" draw:name="Text Box 3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6" draw:name="Text Box 3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7" draw:name="Text Box 3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8" draw:name="Text Box 3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599" draw:name="Text Box 3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0" draw:name="Text Box 3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1" draw:name="Text Box 3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2" draw:name="Text Box 3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3" draw:name="Text Box 3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4" draw:name="Text Box 3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5" draw:name="Text Box 3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6" draw:name="Text Box 3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7" draw:name="Text Box 3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8" draw:name="Text Box 3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09" draw:name="Text Box 3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0" draw:name="Text Box 3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1" draw:name="Text Box 3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2" draw:name="Text Box 3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3" draw:name="Text Box 3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4" draw:name="Text Box 3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5" draw:name="Text Box 3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6" draw:name="Text Box 3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7" draw:name="Text Box 3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8" draw:name="Text Box 3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19" draw:name="Text Box 3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0" draw:name="Text Box 3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1" draw:name="Text Box 3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2" draw:name="Text Box 3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3" draw:name="Text Box 3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4" draw:name="Text Box 3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5" draw:name="Text Box 3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6" draw:name="Text Box 3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7" draw:name="Text Box 3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8" draw:name="Text Box 3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29" draw:name="Text Box 3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0" draw:name="Text Box 3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1" draw:name="Text Box 3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2" draw:name="Text Box 3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3" draw:name="Text Box 3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4" draw:name="Text Box 3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5" draw:name="Text Box 3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6" draw:name="Text Box 3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7" draw:name="Text Box 3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8" draw:name="Text Box 3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39" draw:name="Text Box 3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0" draw:name="Text Box 3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1" draw:name="Text Box 3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2" draw:name="Text Box 3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3" draw:name="Text Box 3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4" draw:name="Text Box 3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5" draw:name="Text Box 3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6" draw:name="Text Box 3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7" draw:name="Text Box 3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8" draw:name="Text Box 3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49" draw:name="Text Box 3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0" draw:name="Text Box 3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1" draw:name="Text Box 3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2" draw:name="Text Box 3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3" draw:name="Text Box 3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4" draw:name="Text Box 3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5" draw:name="Text Box 3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6" draw:name="Text Box 3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7" draw:name="Text Box 3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8" draw:name="Text Box 3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59" draw:name="Text Box 3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0" draw:name="Text Box 3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1" draw:name="Text Box 3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2" draw:name="Text Box 3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3" draw:name="Text Box 3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4" draw:name="Text Box 3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5" draw:name="Text Box 3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6" draw:name="Text Box 3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7" draw:name="Text Box 3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8" draw:name="Text Box 3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69" draw:name="Text Box 3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0" draw:name="Text Box 3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1" draw:name="Text Box 3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2" draw:name="Text Box 3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3" draw:name="Text Box 3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4" draw:name="Text Box 3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5" draw:name="Text Box 3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6" draw:name="Text Box 3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7" draw:name="Text Box 3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8" draw:name="Text Box 3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79" draw:name="Text Box 3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0" draw:name="Text Box 4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1" draw:name="Text Box 4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2" draw:name="Text Box 4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3" draw:name="Text Box 4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4" draw:name="Text Box 4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5" draw:name="Text Box 4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6" draw:name="Text Box 4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7" draw:name="Text Box 4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8" draw:name="Text Box 4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89" draw:name="Text Box 4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0" draw:name="Text Box 4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1" draw:name="Text Box 4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2" draw:name="Text Box 4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3" draw:name="Text Box 4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4" draw:name="Text Box 4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5" draw:name="Text Box 4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6" draw:name="Text Box 4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7" draw:name="Text Box 4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8" draw:name="Text Box 4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699" draw:name="Text Box 4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0" draw:name="Text Box 4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1" draw:name="Text Box 4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2" draw:name="Text Box 4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3" draw:name="Text Box 4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4" draw:name="Text Box 4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5" draw:name="Text Box 4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6" draw:name="Text Box 4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7" draw:name="Text Box 4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8" draw:name="Text Box 4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09" draw:name="Text Box 4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0" draw:name="Text Box 4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1" draw:name="Text Box 4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2" draw:name="Text Box 4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3" draw:name="Text Box 4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4" draw:name="Text Box 4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5" draw:name="Text Box 4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6" draw:name="Text Box 4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7" draw:name="Text Box 4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8" draw:name="Text Box 4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19" draw:name="Text Box 4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0" draw:name="Text Box 4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1" draw:name="Text Box 4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2" draw:name="Text Box 4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3" draw:name="Text Box 4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4" draw:name="Text Box 4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5" draw:name="Text Box 4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6" draw:name="Text Box 4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7" draw:name="Text Box 4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8" draw:name="Text Box 4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29" draw:name="Text Box 4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0" draw:name="Text Box 4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1" draw:name="Text Box 4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2" draw:name="Text Box 4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3" draw:name="Text Box 4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4" draw:name="Text Box 4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5" draw:name="Text Box 4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6" draw:name="Text Box 4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7" draw:name="Text Box 4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8" draw:name="Text Box 4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39" draw:name="Text Box 4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0" draw:name="Text Box 4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1" draw:name="Text Box 4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2" draw:name="Text Box 4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3" draw:name="Text Box 4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4" draw:name="Text Box 4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5" draw:name="Text Box 4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6" draw:name="Text Box 4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7" draw:name="Text Box 4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8" draw:name="Text Box 4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49" draw:name="Text Box 4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0" draw:name="Text Box 4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1" draw:name="Text Box 4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2" draw:name="Text Box 4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3" draw:name="Text Box 4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4" draw:name="Text Box 4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5" draw:name="Text Box 4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6" draw:name="Text Box 4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7" draw:name="Text Box 4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8" draw:name="Text Box 4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59" draw:name="Text Box 4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0" draw:name="Text Box 4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1" draw:name="Text Box 4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2" draw:name="Text Box 4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3" draw:name="Text Box 4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4" draw:name="Text Box 4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5" draw:name="Text Box 4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6" draw:name="Text Box 4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7" draw:name="Text Box 4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8" draw:name="Text Box 4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69" draw:name="Text Box 4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0" draw:name="Text Box 4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1" draw:name="Text Box 4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2" draw:name="Text Box 4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3" draw:name="Text Box 4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4" draw:name="Text Box 4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5" draw:name="Text Box 4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6" draw:name="Text Box 4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7" draw:name="Text Box 4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8" draw:name="Text Box 4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79" draw:name="Text Box 4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0" draw:name="Text Box 5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1" draw:name="Text Box 5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2" draw:name="Text Box 5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3" draw:name="Text Box 5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4" draw:name="Text Box 5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5" draw:name="Text Box 5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6" draw:name="Text Box 5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7" draw:name="Text Box 5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8" draw:name="Text Box 5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89" draw:name="Text Box 5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0" draw:name="Text Box 5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1" draw:name="Text Box 5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2" draw:name="Text Box 5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3" draw:name="Text Box 5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4" draw:name="Text Box 5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5" draw:name="Text Box 5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6" draw:name="Text Box 5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7" draw:name="Text Box 5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8" draw:name="Text Box 5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799" draw:name="Text Box 5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0" draw:name="Text Box 5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1" draw:name="Text Box 5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2" draw:name="Text Box 5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3" draw:name="Text Box 5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4" draw:name="Text Box 5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5" draw:name="Text Box 5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6" draw:name="Text Box 5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7" draw:name="Text Box 5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8" draw:name="Text Box 5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09" draw:name="Text Box 5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0" draw:name="Text Box 5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1" draw:name="Text Box 5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2" draw:name="Text Box 5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3" draw:name="Text Box 5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4" draw:name="Text Box 5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5" draw:name="Text Box 5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6" draw:name="Text Box 5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7" draw:name="Text Box 5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8" draw:name="Text Box 5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19" draw:name="Text Box 5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0" draw:name="Text Box 5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1" draw:name="Text Box 5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2" draw:name="Text Box 5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3" draw:name="Text Box 5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4" draw:name="Text Box 5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5" draw:name="Text Box 5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6" draw:name="Text Box 5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7" draw:name="Text Box 5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8" draw:name="Text Box 5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29" draw:name="Text Box 5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0" draw:name="Text Box 5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1" draw:name="Text Box 5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2" draw:name="Text Box 5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3" draw:name="Text Box 5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4" draw:name="Text Box 5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5" draw:name="Text Box 5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6" draw:name="Text Box 5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7" draw:name="Text Box 5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8" draw:name="Text Box 5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39" draw:name="Text Box 5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0" draw:name="Text Box 5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1" draw:name="Text Box 5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2" draw:name="Text Box 5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3" draw:name="Text Box 5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4" draw:name="Text Box 5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5" draw:name="Text Box 5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6" draw:name="Text Box 5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7" draw:name="Text Box 5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8" draw:name="Text Box 5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49" draw:name="Text Box 5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0" draw:name="Text Box 5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1" draw:name="Text Box 5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2" draw:name="Text Box 5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3" draw:name="Text Box 5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4" draw:name="Text Box 5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5" draw:name="Text Box 5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6" draw:name="Text Box 5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7" draw:name="Text Box 5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8" draw:name="Text Box 5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59" draw:name="Text Box 5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0" draw:name="Text Box 5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1" draw:name="Text Box 5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2" draw:name="Text Box 5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3" draw:name="Text Box 5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4" draw:name="Text Box 5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5" draw:name="Text Box 5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6" draw:name="Text Box 5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7" draw:name="Text Box 5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8" draw:name="Text Box 5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69" draw:name="Text Box 5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0" draw:name="Text Box 5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1" draw:name="Text Box 5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2" draw:name="Text Box 5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3" draw:name="Text Box 5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4" draw:name="Text Box 5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5" draw:name="Text Box 5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6" draw:name="Text Box 5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7" draw:name="Text Box 5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8" draw:name="Text Box 5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79" draw:name="Text Box 5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0" draw:name="Text Box 6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1" draw:name="Text Box 6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2" draw:name="Text Box 6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3" draw:name="Text Box 6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4" draw:name="Text Box 6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5" draw:name="Text Box 6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6" draw:name="Text Box 6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7" draw:name="Text Box 6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8" draw:name="Text Box 6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89" draw:name="Text Box 6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0" draw:name="Text Box 6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1" draw:name="Text Box 6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2" draw:name="Text Box 6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3" draw:name="Text Box 6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4" draw:name="Text Box 6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5" draw:name="Text Box 6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6" draw:name="Text Box 6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7" draw:name="Text Box 6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8" draw:name="Text Box 6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899" draw:name="Text Box 6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0" draw:name="Text Box 6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1" draw:name="Text Box 6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2" draw:name="Text Box 6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3" draw:name="Text Box 6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4" draw:name="Text Box 6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5" draw:name="Text Box 6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6" draw:name="Text Box 6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7" draw:name="Text Box 6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8" draw:name="Text Box 6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09" draw:name="Text Box 6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0" draw:name="Text Box 6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1" draw:name="Text Box 6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2" draw:name="Text Box 6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3" draw:name="Text Box 6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4" draw:name="Text Box 6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5" draw:name="Text Box 6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6" draw:name="Text Box 6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7" draw:name="Text Box 6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8" draw:name="Text Box 6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19" draw:name="Text Box 6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0" draw:name="Text Box 6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1" draw:name="Text Box 6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2" draw:name="Text Box 6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3" draw:name="Text Box 6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4" draw:name="Text Box 6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5" draw:name="Text Box 6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6" draw:name="Text Box 6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7" draw:name="Text Box 6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8" draw:name="Text Box 6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29" draw:name="Text Box 6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0" draw:name="Text Box 6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1" draw:name="Text Box 6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2" draw:name="Text Box 6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3" draw:name="Text Box 6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4" draw:name="Text Box 6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5" draw:name="Text Box 6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6" draw:name="Text Box 6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7" draw:name="Text Box 6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8" draw:name="Text Box 6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39" draw:name="Text Box 6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0" draw:name="Text Box 6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1" draw:name="Text Box 6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2" draw:name="Text Box 6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3" draw:name="Text Box 6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4" draw:name="Text Box 6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5" draw:name="Text Box 6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6" draw:name="Text Box 6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7" draw:name="Text Box 6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8" draw:name="Text Box 6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49" draw:name="Text Box 6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0" draw:name="Text Box 6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1" draw:name="Text Box 6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2" draw:name="Text Box 6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3" draw:name="Text Box 6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4" draw:name="Text Box 6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5" draw:name="Text Box 6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6" draw:name="Text Box 6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7" draw:name="Text Box 6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8" draw:name="Text Box 6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59" draw:name="Text Box 6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0" draw:name="Text Box 6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1" draw:name="Text Box 6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2" draw:name="Text Box 6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3" draw:name="Text Box 6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4" draw:name="Text Box 6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5" draw:name="Text Box 6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6" draw:name="Text Box 6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7" draw:name="Text Box 6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8" draw:name="Text Box 6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69" draw:name="Text Box 6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0" draw:name="Text Box 6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1" draw:name="Text Box 6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2" draw:name="Text Box 6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3" draw:name="Text Box 6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4" draw:name="Text Box 6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5" draw:name="Text Box 6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6" draw:name="Text Box 6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7" draw:name="Text Box 6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8" draw:name="Text Box 6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79" draw:name="Text Box 6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0" draw:name="Text Box 7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1" draw:name="Text Box 7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2" draw:name="Text Box 7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3" draw:name="Text Box 7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4" draw:name="Text Box 7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5" draw:name="Text Box 7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6" draw:name="Text Box 7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7" draw:name="Text Box 7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8" draw:name="Text Box 7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89" draw:name="Text Box 7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0" draw:name="Text Box 7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1" draw:name="Text Box 7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2" draw:name="Text Box 7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3" draw:name="Text Box 7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4" draw:name="Text Box 7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5" draw:name="Text Box 7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6" draw:name="Text Box 7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7" draw:name="Text Box 7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8" draw:name="Text Box 7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999" draw:name="Text Box 7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0" draw:name="Text Box 7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1" draw:name="Text Box 7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2" draw:name="Text Box 7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3" draw:name="Text Box 7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4" draw:name="Text Box 7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5" draw:name="Text Box 7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6" draw:name="Text Box 7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7" draw:name="Text Box 7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8" draw:name="Text Box 7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09" draw:name="Text Box 7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0" draw:name="Text Box 7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1" draw:name="Text Box 7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2" draw:name="Text Box 7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3" draw:name="Text Box 7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4" draw:name="Text Box 7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5" draw:name="Text Box 7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6" draw:name="Text Box 7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7" draw:name="Text Box 7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8" draw:name="Text Box 7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19" draw:name="Text Box 7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0" draw:name="Text Box 7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1" draw:name="Text Box 7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2" draw:name="Text Box 7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3" draw:name="Text Box 7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4" draw:name="Text Box 7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5" draw:name="Text Box 7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6" draw:name="Text Box 7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7" draw:name="Text Box 7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8" draw:name="Text Box 7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29" draw:name="Text Box 7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0" draw:name="Text Box 7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1" draw:name="Text Box 7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2" draw:name="Text Box 7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3" draw:name="Text Box 7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4" draw:name="Text Box 7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5" draw:name="Text Box 7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6" draw:name="Text Box 7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7" draw:name="Text Box 7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8" draw:name="Text Box 7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39" draw:name="Text Box 7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0" draw:name="Text Box 7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1" draw:name="Text Box 7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2" draw:name="Text Box 7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3" draw:name="Text Box 7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4" draw:name="Text Box 7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5" draw:name="Text Box 7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6" draw:name="Text Box 7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7" draw:name="Text Box 7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8" draw:name="Text Box 7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49" draw:name="Text Box 7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0" draw:name="Text Box 7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1" draw:name="Text Box 7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2" draw:name="Text Box 7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3" draw:name="Text Box 7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4" draw:name="Text Box 7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5" draw:name="Text Box 7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6" draw:name="Text Box 7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7" draw:name="Text Box 7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8" draw:name="Text Box 7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59" draw:name="Text Box 7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0" draw:name="Text Box 7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1" draw:name="Text Box 7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2" draw:name="Text Box 7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3" draw:name="Text Box 7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4" draw:name="Text Box 7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5" draw:name="Text Box 7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6" draw:name="Text Box 7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7" draw:name="Text Box 7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8" draw:name="Text Box 7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69" draw:name="Text Box 7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0" draw:name="Text Box 7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1" draw:name="Text Box 7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2" draw:name="Text Box 7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3" draw:name="Text Box 7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4" draw:name="Text Box 7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5" draw:name="Text Box 7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6" draw:name="Text Box 7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7" draw:name="Text Box 7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8" draw:name="Text Box 7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79" draw:name="Text Box 7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0" draw:name="Text Box 8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1" draw:name="Text Box 8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2" draw:name="Text Box 8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3" draw:name="Text Box 8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4" draw:name="Text Box 8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5" draw:name="Text Box 8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6" draw:name="Text Box 8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7" draw:name="Text Box 8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8" draw:name="Text Box 8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89" draw:name="Text Box 8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0" draw:name="Text Box 8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1" draw:name="Text Box 8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2" draw:name="Text Box 8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3" draw:name="Text Box 8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4" draw:name="Text Box 8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5" draw:name="Text Box 8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6" draw:name="Text Box 8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7" draw:name="Text Box 8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8" draw:name="Text Box 8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099" draw:name="Text Box 8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0" draw:name="Text Box 8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1" draw:name="Text Box 8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2" draw:name="Text Box 8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3" draw:name="Text Box 8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4" draw:name="Text Box 8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5" draw:name="Text Box 8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6" draw:name="Text Box 8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7" draw:name="Text Box 8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8" draw:name="Text Box 8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09" draw:name="Text Box 8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0" draw:name="Text Box 8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1" draw:name="Text Box 8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2" draw:name="Text Box 8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3" draw:name="Text Box 8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4" draw:name="Text Box 8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5" draw:name="Text Box 8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6" draw:name="Text Box 8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7" draw:name="Text Box 8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8" draw:name="Text Box 8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19" draw:name="Text Box 8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0" draw:name="Text Box 8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1" draw:name="Text Box 8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2" draw:name="Text Box 8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3" draw:name="Text Box 8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4" draw:name="Text Box 8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5" draw:name="Text Box 8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6" draw:name="Text Box 8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7" draw:name="Text Box 8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8" draw:name="Text Box 8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29" draw:name="Text Box 8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0" draw:name="Text Box 8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1" draw:name="Text Box 8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2" draw:name="Text Box 8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3" draw:name="Text Box 8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4" draw:name="Text Box 8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5" draw:name="Text Box 8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6" draw:name="Text Box 8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7" draw:name="Text Box 8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8" draw:name="Text Box 8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39" draw:name="Text Box 8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0" draw:name="Text Box 8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1" draw:name="Text Box 8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2" draw:name="Text Box 8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3" draw:name="Text Box 8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4" draw:name="Text Box 8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5" draw:name="Text Box 8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6" draw:name="Text Box 8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7" draw:name="Text Box 8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8" draw:name="Text Box 8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49" draw:name="Text Box 8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0" draw:name="Text Box 8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1" draw:name="Text Box 8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2" draw:name="Text Box 8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3" draw:name="Text Box 8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4" draw:name="Text Box 8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5" draw:name="Text Box 8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6" draw:name="Text Box 8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7" draw:name="Text Box 8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8" draw:name="Text Box 8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59" draw:name="Text Box 8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0" draw:name="Text Box 8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1" draw:name="Text Box 8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2" draw:name="Text Box 8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3" draw:name="Text Box 8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4" draw:name="Text Box 8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5" draw:name="Text Box 8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6" draw:name="Text Box 8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7" draw:name="Text Box 8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8" draw:name="Text Box 8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69" draw:name="Text Box 8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0" draw:name="Text Box 8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1" draw:name="Text Box 8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2" draw:name="Text Box 8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3" draw:name="Text Box 8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4" draw:name="Text Box 8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5" draw:name="Text Box 8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6" draw:name="Text Box 8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7" draw:name="Text Box 8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8" draw:name="Text Box 8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79" draw:name="Text Box 8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0" draw:name="Text Box 9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1" draw:name="Text Box 9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2" draw:name="Text Box 9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3" draw:name="Text Box 9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4" draw:name="Text Box 9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5" draw:name="Text Box 9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6" draw:name="Text Box 9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7" draw:name="Text Box 9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8" draw:name="Text Box 9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89" draw:name="Text Box 9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0" draw:name="Text Box 9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1" draw:name="Text Box 9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2" draw:name="Text Box 9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3" draw:name="Text Box 9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4" draw:name="Text Box 9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5" draw:name="Text Box 9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6" draw:name="Text Box 9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7" draw:name="Text Box 9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8" draw:name="Text Box 9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199" draw:name="Text Box 9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0" draw:name="Text Box 9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1" draw:name="Text Box 9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2" draw:name="Text Box 9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3" draw:name="Text Box 9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4" draw:name="Text Box 9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5" draw:name="Text Box 9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6" draw:name="Text Box 9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7" draw:name="Text Box 9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8" draw:name="Text Box 9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09" draw:name="Text Box 9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0" draw:name="Text Box 9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1" draw:name="Text Box 9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2" draw:name="Text Box 9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3" draw:name="Text Box 9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4" draw:name="Text Box 9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5" draw:name="Text Box 9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6" draw:name="Text Box 9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7" draw:name="Text Box 9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8" draw:name="Text Box 9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19" draw:name="Text Box 9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0" draw:name="Text Box 9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1" draw:name="Text Box 9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2" draw:name="Text Box 9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3" draw:name="Text Box 9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4" draw:name="Text Box 9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5" draw:name="Text Box 9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6" draw:name="Text Box 9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7" draw:name="Text Box 9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8" draw:name="Text Box 9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29" draw:name="Text Box 9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0" draw:name="Text Box 9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1" draw:name="Text Box 9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2" draw:name="Text Box 9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3" draw:name="Text Box 9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4" draw:name="Text Box 9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5" draw:name="Text Box 9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6" draw:name="Text Box 9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7" draw:name="Text Box 9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8" draw:name="Text Box 9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39" draw:name="Text Box 9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0" draw:name="Text Box 9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1" draw:name="Text Box 9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2" draw:name="Text Box 9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3" draw:name="Text Box 9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4" draw:name="Text Box 9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5" draw:name="Text Box 9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6" draw:name="Text Box 9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7" draw:name="Text Box 9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8" draw:name="Text Box 9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49" draw:name="Text Box 9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0" draw:name="Text Box 9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1" draw:name="Text Box 9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2" draw:name="Text Box 9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3" draw:name="Text Box 9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4" draw:name="Text Box 9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5" draw:name="Text Box 9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6" draw:name="Text Box 9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7" draw:name="Text Box 9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8" draw:name="Text Box 9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59" draw:name="Text Box 9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0" draw:name="Text Box 9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1" draw:name="Text Box 9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2" draw:name="Text Box 9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3" draw:name="Text Box 9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4" draw:name="Text Box 9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5" draw:name="Text Box 9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6" draw:name="Text Box 9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7" draw:name="Text Box 9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8" draw:name="Text Box 9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69" draw:name="Text Box 9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0" draw:name="Text Box 9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1" draw:name="Text Box 9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2" draw:name="Text Box 9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3" draw:name="Text Box 9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4" draw:name="Text Box 9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5" draw:name="Text Box 9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6" draw:name="Text Box 9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7" draw:name="Text Box 9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8" draw:name="Text Box 9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79" draw:name="Text Box 9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0" draw:name="Text Box 10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1" draw:name="Text Box 10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2" draw:name="Text Box 10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3" draw:name="Text Box 10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4" draw:name="Text Box 10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5" draw:name="Text Box 10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6" draw:name="Text Box 10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7" draw:name="Text Box 10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8" draw:name="Text Box 10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89" draw:name="Text Box 10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0" draw:name="Text Box 10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1" draw:name="Text Box 10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2" draw:name="Text Box 10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3" draw:name="Text Box 10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4" draw:name="Text Box 10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5" draw:name="Text Box 10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6" draw:name="Text Box 10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7" draw:name="Text Box 10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8" draw:name="Text Box 10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299" draw:name="Text Box 10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0" draw:name="Text Box 10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1" draw:name="Text Box 10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2" draw:name="Text Box 10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3" draw:name="Text Box 10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4" draw:name="Text Box 10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5" draw:name="Text Box 10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6" draw:name="Text Box 10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7" draw:name="Text Box 10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8" draw:name="Text Box 10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09" draw:name="Text Box 10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0" draw:name="Text Box 10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1" draw:name="Text Box 10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2" draw:name="Text Box 10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3" draw:name="Text Box 10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4" draw:name="Text Box 10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5" draw:name="Text Box 10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6" draw:name="Text Box 10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7" draw:name="Text Box 10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8" draw:name="Text Box 10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19" draw:name="Text Box 10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0" draw:name="Text Box 10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1" draw:name="Text Box 10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2" draw:name="Text Box 10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3" draw:name="Text Box 10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4" draw:name="Text Box 10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5" draw:name="Text Box 10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6" draw:name="Text Box 10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7" draw:name="Text Box 10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8" draw:name="Text Box 10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29" draw:name="Text Box 10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0" draw:name="Text Box 10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1" draw:name="Text Box 10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2" draw:name="Text Box 10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3" draw:name="Text Box 10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4" draw:name="Text Box 10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5" draw:name="Text Box 10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6" draw:name="Text Box 10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7" draw:name="Text Box 10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8" draw:name="Text Box 10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39" draw:name="Text Box 10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0" draw:name="Text Box 10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1" draw:name="Text Box 10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2" draw:name="Text Box 10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3" draw:name="Text Box 10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4" draw:name="Text Box 10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5" draw:name="Text Box 10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6" draw:name="Text Box 10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7" draw:name="Text Box 10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8" draw:name="Text Box 10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49" draw:name="Text Box 10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0" draw:name="Text Box 10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1" draw:name="Text Box 10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2" draw:name="Text Box 10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3" draw:name="Text Box 10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4" draw:name="Text Box 10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5" draw:name="Text Box 10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6" draw:name="Text Box 10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7" draw:name="Text Box 10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8" draw:name="Text Box 10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59" draw:name="Text Box 10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0" draw:name="Text Box 10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1" draw:name="Text Box 10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2" draw:name="Text Box 10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3" draw:name="Text Box 10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4" draw:name="Text Box 10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5" draw:name="Text Box 10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6" draw:name="Text Box 10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7" draw:name="Text Box 10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8" draw:name="Text Box 10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69" draw:name="Text Box 10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0" draw:name="Text Box 10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1" draw:name="Text Box 10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2" draw:name="Text Box 10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3" draw:name="Text Box 10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4" draw:name="Text Box 10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5" draw:name="Text Box 10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6" draw:name="Text Box 10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7" draw:name="Text Box 10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8" draw:name="Text Box 10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79" draw:name="Text Box 10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0" draw:name="Text Box 11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1" draw:name="Text Box 11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2" draw:name="Text Box 11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3" draw:name="Text Box 11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4" draw:name="Text Box 11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5" draw:name="Text Box 11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6" draw:name="Text Box 11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7" draw:name="Text Box 11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8" draw:name="Text Box 11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89" draw:name="Text Box 11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0" draw:name="Text Box 11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1" draw:name="Text Box 11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2" draw:name="Text Box 11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3" draw:name="Text Box 11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4" draw:name="Text Box 11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5" draw:name="Text Box 11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6" draw:name="Text Box 11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7" draw:name="Text Box 11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8" draw:name="Text Box 11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399" draw:name="Text Box 11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0" draw:name="Text Box 11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1" draw:name="Text Box 11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2" draw:name="Text Box 11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3" draw:name="Text Box 11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4" draw:name="Text Box 11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5" draw:name="Text Box 11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6" draw:name="Text Box 11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7" draw:name="Text Box 11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8" draw:name="Text Box 11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09" draw:name="Text Box 11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0" draw:name="Text Box 11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1" draw:name="Text Box 11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2" draw:name="Text Box 11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3" draw:name="Text Box 11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4" draw:name="Text Box 11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5" draw:name="Text Box 11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6" draw:name="Text Box 11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7" draw:name="Text Box 11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8" draw:name="Text Box 11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19" draw:name="Text Box 11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0" draw:name="Text Box 11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1" draw:name="Text Box 11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2" draw:name="Text Box 11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3" draw:name="Text Box 11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4" draw:name="Text Box 11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5" draw:name="Text Box 11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6" draw:name="Text Box 11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7" draw:name="Text Box 11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8" draw:name="Text Box 11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29" draw:name="Text Box 11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0" draw:name="Text Box 11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1" draw:name="Text Box 11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2" draw:name="Text Box 11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3" draw:name="Text Box 11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4" draw:name="Text Box 11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5" draw:name="Text Box 11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6" draw:name="Text Box 11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7" draw:name="Text Box 11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8" draw:name="Text Box 11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39" draw:name="Text Box 11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0" draw:name="Text Box 11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1" draw:name="Text Box 11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2" draw:name="Text Box 11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3" draw:name="Text Box 11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4" draw:name="Text Box 11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5" draw:name="Text Box 11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6" draw:name="Text Box 11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7" draw:name="Text Box 11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8" draw:name="Text Box 11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49" draw:name="Text Box 11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0" draw:name="Text Box 11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1" draw:name="Text Box 11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2" draw:name="Text Box 11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3" draw:name="Text Box 11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4" draw:name="Text Box 11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5" draw:name="Text Box 11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6" draw:name="Text Box 11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7" draw:name="Text Box 11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8" draw:name="Text Box 11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59" draw:name="Text Box 11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0" draw:name="Text Box 11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1" draw:name="Text Box 11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2" draw:name="Text Box 11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3" draw:name="Text Box 11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4" draw:name="Text Box 11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5" draw:name="Text Box 11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6" draw:name="Text Box 11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7" draw:name="Text Box 11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8" draw:name="Text Box 11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69" draw:name="Text Box 11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0" draw:name="Text Box 11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1" draw:name="Text Box 11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2" draw:name="Text Box 11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3" draw:name="Text Box 11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4" draw:name="Text Box 11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5" draw:name="Text Box 11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6" draw:name="Text Box 11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7" draw:name="Text Box 11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8" draw:name="Text Box 11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79" draw:name="Text Box 11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0" draw:name="Text Box 12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1" draw:name="Text Box 12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2" draw:name="Text Box 12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3" draw:name="Text Box 12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4" draw:name="Text Box 12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5" draw:name="Text Box 12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6" draw:name="Text Box 12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7" draw:name="Text Box 12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8" draw:name="Text Box 12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89" draw:name="Text Box 12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0" draw:name="Text Box 12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1" draw:name="Text Box 12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2" draw:name="Text Box 12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3" draw:name="Text Box 12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4" draw:name="Text Box 12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5" draw:name="Text Box 12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6" draw:name="Text Box 12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7" draw:name="Text Box 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8" draw:name="Text Box 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499" draw:name="Text Box 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0" draw:name="Text Box 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1" draw:name="Text Box 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2" draw:name="Text Box 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3" draw:name="Text Box 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4" draw:name="Text Box 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5" draw:name="Text Box 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6" draw:name="Text Box 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7" draw:name="Text Box 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8" draw:name="Text Box 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09" draw:name="Text Box 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0" draw:name="Text Box 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1" draw:name="Text Box 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2" draw:name="Text Box 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3" draw:name="Text Box 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4" draw:name="Text Box 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5" draw:name="Text Box 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6" draw:name="Text Box 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7" draw:name="Text Box 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8" draw:name="Text Box 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19" draw:name="Text Box 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0" draw:name="Text Box 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1" draw:name="Text Box 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2" draw:name="Text Box 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3" draw:name="Text Box 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4" draw:name="Text Box 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5" draw:name="Text Box 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6" draw:name="Text Box 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7" draw:name="Text Box 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8" draw:name="Text Box 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29" draw:name="Text Box 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0" draw:name="Text Box 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1" draw:name="Text Box 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2" draw:name="Text Box 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3" draw:name="Text Box 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4" draw:name="Text Box 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5" draw:name="Text Box 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6" draw:name="Text Box 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7" draw:name="Text Box 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8" draw:name="Text Box 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39" draw:name="Text Box 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0" draw:name="Text Box 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1" draw:name="Text Box 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2" draw:name="Text Box 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3" draw:name="Text Box 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4" draw:name="Text Box 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5" draw:name="Text Box 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6" draw:name="Text Box 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7" draw:name="Text Box 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8" draw:name="Text Box 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49" draw:name="Text Box 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0" draw:name="Text Box 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1" draw:name="Text Box 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2" draw:name="Text Box 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3" draw:name="Text Box 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4" draw:name="Text Box 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5" draw:name="Text Box 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6" draw:name="Text Box 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7" draw:name="Text Box 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8" draw:name="Text Box 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59" draw:name="Text Box 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0" draw:name="Text Box 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1" draw:name="Text Box 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2" draw:name="Text Box 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3" draw:name="Text Box 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4" draw:name="Text Box 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5" draw:name="Text Box 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6" draw:name="Text Box 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7" draw:name="Text Box 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8" draw:name="Text Box 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69" draw:name="Text Box 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0" draw:name="Text Box 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1" draw:name="Text Box 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2" draw:name="Text Box 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3" draw:name="Text Box 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4" draw:name="Text Box 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5" draw:name="Text Box 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6" draw:name="Text Box 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7" draw:name="Text Box 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8" draw:name="Text Box 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79" draw:name="Text Box 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0" draw:name="Text Box 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1" draw:name="Text Box 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2" draw:name="Text Box 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3" draw:name="Text Box 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4" draw:name="Text Box 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5" draw:name="Text Box 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6" draw:name="Text Box 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7" draw:name="Text Box 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8" draw:name="Text Box 1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89" draw:name="Text Box 1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0" draw:name="Text Box 1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1" draw:name="Text Box 1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2" draw:name="Text Box 1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3" draw:name="Text Box 1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4" draw:name="Text Box 1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5" draw:name="Text Box 1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6" draw:name="Text Box 1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7" draw:name="Text Box 1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8" draw:name="Text Box 1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599" draw:name="Text Box 1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0" draw:name="Text Box 1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1" draw:name="Text Box 1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2" draw:name="Text Box 1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3" draw:name="Text Box 1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4" draw:name="Text Box 1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5" draw:name="Text Box 1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6" draw:name="Text Box 1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7" draw:name="Text Box 1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8" draw:name="Text Box 1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09" draw:name="Text Box 1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0" draw:name="Text Box 1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1" draw:name="Text Box 1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2" draw:name="Text Box 1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3" draw:name="Text Box 1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4" draw:name="Text Box 1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5" draw:name="Text Box 1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6" draw:name="Text Box 1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7" draw:name="Text Box 1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8" draw:name="Text Box 1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19" draw:name="Text Box 1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0" draw:name="Text Box 1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1" draw:name="Text Box 1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2" draw:name="Text Box 1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3" draw:name="Text Box 1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4" draw:name="Text Box 1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5" draw:name="Text Box 1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6" draw:name="Text Box 1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7" draw:name="Text Box 1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8" draw:name="Text Box 1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29" draw:name="Text Box 1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0" draw:name="Text Box 1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1" draw:name="Text Box 1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2" draw:name="Text Box 1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3" draw:name="Text Box 1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4" draw:name="Text Box 1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5" draw:name="Text Box 1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6" draw:name="Text Box 1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7" draw:name="Text Box 1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8" draw:name="Text Box 1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39" draw:name="Text Box 1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0" draw:name="Text Box 1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1" draw:name="Text Box 1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2" draw:name="Text Box 1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3" draw:name="Text Box 1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4" draw:name="Text Box 1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5" draw:name="Text Box 1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6" draw:name="Text Box 1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7" draw:name="Text Box 1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8" draw:name="Text Box 1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49" draw:name="Text Box 1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0" draw:name="Text Box 1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1" draw:name="Text Box 1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2" draw:name="Text Box 1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3" draw:name="Text Box 1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4" draw:name="Text Box 1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5" draw:name="Text Box 1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6" draw:name="Text Box 1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7" draw:name="Text Box 1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8" draw:name="Text Box 1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59" draw:name="Text Box 1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0" draw:name="Text Box 1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1" draw:name="Text Box 1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2" draw:name="Text Box 1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3" draw:name="Text Box 1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4" draw:name="Text Box 1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5" draw:name="Text Box 1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6" draw:name="Text Box 1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7" draw:name="Text Box 1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8" draw:name="Text Box 1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69" draw:name="Text Box 1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0" draw:name="Text Box 1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1" draw:name="Text Box 1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2" draw:name="Text Box 1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3" draw:name="Text Box 1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4" draw:name="Text Box 1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5" draw:name="Text Box 1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6" draw:name="Text Box 1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7" draw:name="Text Box 1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8" draw:name="Text Box 1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79" draw:name="Text Box 1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0" draw:name="Text Box 1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1" draw:name="Text Box 1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2" draw:name="Text Box 1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3" draw:name="Text Box 1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4" draw:name="Text Box 1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5" draw:name="Text Box 1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6" draw:name="Text Box 1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7" draw:name="Text Box 1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8" draw:name="Text Box 2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89" draw:name="Text Box 2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0" draw:name="Text Box 2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1" draw:name="Text Box 2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2" draw:name="Text Box 2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3" draw:name="Text Box 2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4" draw:name="Text Box 2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5" draw:name="Text Box 2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6" draw:name="Text Box 2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7" draw:name="Text Box 2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8" draw:name="Text Box 2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699" draw:name="Text Box 2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0" draw:name="Text Box 2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1" draw:name="Text Box 2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2" draw:name="Text Box 2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3" draw:name="Text Box 2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4" draw:name="Text Box 2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5" draw:name="Text Box 2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6" draw:name="Text Box 2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7" draw:name="Text Box 2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8" draw:name="Text Box 2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09" draw:name="Text Box 2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0" draw:name="Text Box 2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1" draw:name="Text Box 2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2" draw:name="Text Box 2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3" draw:name="Text Box 2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4" draw:name="Text Box 2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5" draw:name="Text Box 2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6" draw:name="Text Box 2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7" draw:name="Text Box 2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8" draw:name="Text Box 2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19" draw:name="Text Box 2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0" draw:name="Text Box 2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1" draw:name="Text Box 2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2" draw:name="Text Box 2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3" draw:name="Text Box 2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4" draw:name="Text Box 2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5" draw:name="Text Box 2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6" draw:name="Text Box 2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7" draw:name="Text Box 2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8" draw:name="Text Box 2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29" draw:name="Text Box 2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0" draw:name="Text Box 2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1" draw:name="Text Box 2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2" draw:name="Text Box 2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3" draw:name="Text Box 2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4" draw:name="Text Box 2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5" draw:name="Text Box 2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6" draw:name="Text Box 2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7" draw:name="Text Box 2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8" draw:name="Text Box 2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39" draw:name="Text Box 2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0" draw:name="Text Box 2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1" draw:name="Text Box 2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2" draw:name="Text Box 2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3" draw:name="Text Box 2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4" draw:name="Text Box 2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5" draw:name="Text Box 2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6" draw:name="Text Box 2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7" draw:name="Text Box 2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8" draw:name="Text Box 2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49" draw:name="Text Box 2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0" draw:name="Text Box 2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1" draw:name="Text Box 2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2" draw:name="Text Box 2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3" draw:name="Text Box 2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4" draw:name="Text Box 2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5" draw:name="Text Box 2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6" draw:name="Text Box 2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7" draw:name="Text Box 2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8" draw:name="Text Box 2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59" draw:name="Text Box 2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0" draw:name="Text Box 2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1" draw:name="Text Box 2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2" draw:name="Text Box 2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3" draw:name="Text Box 2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4" draw:name="Text Box 2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5" draw:name="Text Box 2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6" draw:name="Text Box 2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7" draw:name="Text Box 2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8" draw:name="Text Box 2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69" draw:name="Text Box 2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0" draw:name="Text Box 2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1" draw:name="Text Box 2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2" draw:name="Text Box 2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3" draw:name="Text Box 2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4" draw:name="Text Box 2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5" draw:name="Text Box 2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6" draw:name="Text Box 2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7" draw:name="Text Box 2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8" draw:name="Text Box 2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79" draw:name="Text Box 2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0" draw:name="Text Box 2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1" draw:name="Text Box 2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2" draw:name="Text Box 2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3" draw:name="Text Box 2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4" draw:name="Text Box 2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5" draw:name="Text Box 2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6" draw:name="Text Box 2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7" draw:name="Text Box 2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8" draw:name="Text Box 3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89" draw:name="Text Box 3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0" draw:name="Text Box 3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1" draw:name="Text Box 3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2" draw:name="Text Box 3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3" draw:name="Text Box 3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4" draw:name="Text Box 3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5" draw:name="Text Box 3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6" draw:name="Text Box 3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7" draw:name="Text Box 3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8" draw:name="Text Box 3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799" draw:name="Text Box 3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0" draw:name="Text Box 3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1" draw:name="Text Box 3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2" draw:name="Text Box 3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3" draw:name="Text Box 3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4" draw:name="Text Box 3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5" draw:name="Text Box 3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6" draw:name="Text Box 3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7" draw:name="Text Box 3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8" draw:name="Text Box 3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09" draw:name="Text Box 3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0" draw:name="Text Box 3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1" draw:name="Text Box 3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2" draw:name="Text Box 3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3" draw:name="Text Box 3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4" draw:name="Text Box 3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5" draw:name="Text Box 3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6" draw:name="Text Box 3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7" draw:name="Text Box 3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8" draw:name="Text Box 3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19" draw:name="Text Box 3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0" draw:name="Text Box 3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1" draw:name="Text Box 3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2" draw:name="Text Box 3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3" draw:name="Text Box 3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4" draw:name="Text Box 3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5" draw:name="Text Box 3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6" draw:name="Text Box 3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7" draw:name="Text Box 3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8" draw:name="Text Box 3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29" draw:name="Text Box 3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0" draw:name="Text Box 3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1" draw:name="Text Box 3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2" draw:name="Text Box 3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3" draw:name="Text Box 3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4" draw:name="Text Box 3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5" draw:name="Text Box 3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6" draw:name="Text Box 3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7" draw:name="Text Box 3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8" draw:name="Text Box 3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39" draw:name="Text Box 3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0" draw:name="Text Box 3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1" draw:name="Text Box 3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2" draw:name="Text Box 3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3" draw:name="Text Box 3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4" draw:name="Text Box 3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5" draw:name="Text Box 3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6" draw:name="Text Box 3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7" draw:name="Text Box 3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8" draw:name="Text Box 3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49" draw:name="Text Box 3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0" draw:name="Text Box 3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1" draw:name="Text Box 3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2" draw:name="Text Box 3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3" draw:name="Text Box 3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4" draw:name="Text Box 3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5" draw:name="Text Box 3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6" draw:name="Text Box 3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7" draw:name="Text Box 3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8" draw:name="Text Box 3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59" draw:name="Text Box 3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0" draw:name="Text Box 3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1" draw:name="Text Box 3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2" draw:name="Text Box 3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3" draw:name="Text Box 3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4" draw:name="Text Box 3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5" draw:name="Text Box 3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6" draw:name="Text Box 3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7" draw:name="Text Box 3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8" draw:name="Text Box 3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69" draw:name="Text Box 3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0" draw:name="Text Box 3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1" draw:name="Text Box 3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2" draw:name="Text Box 3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3" draw:name="Text Box 3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4" draw:name="Text Box 3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5" draw:name="Text Box 3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6" draw:name="Text Box 3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7" draw:name="Text Box 3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8" draw:name="Text Box 3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79" draw:name="Text Box 3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0" draw:name="Text Box 3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1" draw:name="Text Box 3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2" draw:name="Text Box 3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3" draw:name="Text Box 3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4" draw:name="Text Box 3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5" draw:name="Text Box 3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6" draw:name="Text Box 3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7" draw:name="Text Box 3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8" draw:name="Text Box 4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89" draw:name="Text Box 4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0" draw:name="Text Box 4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1" draw:name="Text Box 4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2" draw:name="Text Box 4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3" draw:name="Text Box 4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4" draw:name="Text Box 4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5" draw:name="Text Box 4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6" draw:name="Text Box 4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7" draw:name="Text Box 4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8" draw:name="Text Box 4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899" draw:name="Text Box 4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0" draw:name="Text Box 4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1" draw:name="Text Box 4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2" draw:name="Text Box 4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3" draw:name="Text Box 4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4" draw:name="Text Box 4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5" draw:name="Text Box 4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6" draw:name="Text Box 4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7" draw:name="Text Box 4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8" draw:name="Text Box 4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09" draw:name="Text Box 4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0" draw:name="Text Box 4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1" draw:name="Text Box 4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2" draw:name="Text Box 4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3" draw:name="Text Box 4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4" draw:name="Text Box 4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5" draw:name="Text Box 4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6" draw:name="Text Box 4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7" draw:name="Text Box 4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8" draw:name="Text Box 4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19" draw:name="Text Box 4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0" draw:name="Text Box 4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1" draw:name="Text Box 4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2" draw:name="Text Box 4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3" draw:name="Text Box 4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4" draw:name="Text Box 4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5" draw:name="Text Box 4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6" draw:name="Text Box 4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7" draw:name="Text Box 4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8" draw:name="Text Box 4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29" draw:name="Text Box 4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0" draw:name="Text Box 4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1" draw:name="Text Box 4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2" draw:name="Text Box 4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3" draw:name="Text Box 4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4" draw:name="Text Box 4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5" draw:name="Text Box 4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6" draw:name="Text Box 4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7" draw:name="Text Box 4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8" draw:name="Text Box 4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39" draw:name="Text Box 4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0" draw:name="Text Box 4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1" draw:name="Text Box 4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2" draw:name="Text Box 4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3" draw:name="Text Box 4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4" draw:name="Text Box 4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5" draw:name="Text Box 4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6" draw:name="Text Box 4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7" draw:name="Text Box 4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8" draw:name="Text Box 4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49" draw:name="Text Box 4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0" draw:name="Text Box 4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1" draw:name="Text Box 4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2" draw:name="Text Box 4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3" draw:name="Text Box 4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4" draw:name="Text Box 4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5" draw:name="Text Box 4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6" draw:name="Text Box 4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7" draw:name="Text Box 4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8" draw:name="Text Box 4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59" draw:name="Text Box 4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0" draw:name="Text Box 4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1" draw:name="Text Box 4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2" draw:name="Text Box 4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3" draw:name="Text Box 4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4" draw:name="Text Box 4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5" draw:name="Text Box 4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6" draw:name="Text Box 4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7" draw:name="Text Box 4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8" draw:name="Text Box 4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69" draw:name="Text Box 4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0" draw:name="Text Box 4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1" draw:name="Text Box 4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2" draw:name="Text Box 4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3" draw:name="Text Box 4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4" draw:name="Text Box 4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5" draw:name="Text Box 4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6" draw:name="Text Box 4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7" draw:name="Text Box 4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8" draw:name="Text Box 4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79" draw:name="Text Box 4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0" draw:name="Text Box 4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1" draw:name="Text Box 4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2" draw:name="Text Box 4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3" draw:name="Text Box 4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4" draw:name="Text Box 4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5" draw:name="Text Box 4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6" draw:name="Text Box 4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7" draw:name="Text Box 4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8" draw:name="Text Box 5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89" draw:name="Text Box 5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0" draw:name="Text Box 5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1" draw:name="Text Box 5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2" draw:name="Text Box 5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3" draw:name="Text Box 5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4" draw:name="Text Box 5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5" draw:name="Text Box 5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6" draw:name="Text Box 5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7" draw:name="Text Box 5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8" draw:name="Text Box 5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1999" draw:name="Text Box 5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0" draw:name="Text Box 5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1" draw:name="Text Box 5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2" draw:name="Text Box 5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3" draw:name="Text Box 5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4" draw:name="Text Box 5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5" draw:name="Text Box 5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6" draw:name="Text Box 5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7" draw:name="Text Box 5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8" draw:name="Text Box 5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09" draw:name="Text Box 5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0" draw:name="Text Box 5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1" draw:name="Text Box 5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2" draw:name="Text Box 5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3" draw:name="Text Box 5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4" draw:name="Text Box 5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5" draw:name="Text Box 5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6" draw:name="Text Box 5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7" draw:name="Text Box 5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8" draw:name="Text Box 5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19" draw:name="Text Box 5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0" draw:name="Text Box 5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1" draw:name="Text Box 5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2" draw:name="Text Box 5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3" draw:name="Text Box 5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4" draw:name="Text Box 5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5" draw:name="Text Box 5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6" draw:name="Text Box 5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7" draw:name="Text Box 5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8" draw:name="Text Box 5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29" draw:name="Text Box 5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0" draw:name="Text Box 5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1" draw:name="Text Box 5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2" draw:name="Text Box 5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3" draw:name="Text Box 5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4" draw:name="Text Box 5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5" draw:name="Text Box 5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6" draw:name="Text Box 5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7" draw:name="Text Box 5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8" draw:name="Text Box 5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39" draw:name="Text Box 5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0" draw:name="Text Box 5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1" draw:name="Text Box 5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2" draw:name="Text Box 5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3" draw:name="Text Box 5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4" draw:name="Text Box 5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5" draw:name="Text Box 5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6" draw:name="Text Box 5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7" draw:name="Text Box 5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8" draw:name="Text Box 5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49" draw:name="Text Box 5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0" draw:name="Text Box 5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1" draw:name="Text Box 5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2" draw:name="Text Box 5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3" draw:name="Text Box 5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4" draw:name="Text Box 5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5" draw:name="Text Box 5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6" draw:name="Text Box 5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7" draw:name="Text Box 5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8" draw:name="Text Box 5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59" draw:name="Text Box 5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0" draw:name="Text Box 5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1" draw:name="Text Box 5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2" draw:name="Text Box 5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3" draw:name="Text Box 5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4" draw:name="Text Box 5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5" draw:name="Text Box 5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6" draw:name="Text Box 5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7" draw:name="Text Box 5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8" draw:name="Text Box 5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69" draw:name="Text Box 5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0" draw:name="Text Box 5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1" draw:name="Text Box 5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2" draw:name="Text Box 5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3" draw:name="Text Box 5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4" draw:name="Text Box 5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5" draw:name="Text Box 5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6" draw:name="Text Box 5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7" draw:name="Text Box 5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8" draw:name="Text Box 5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79" draw:name="Text Box 5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0" draw:name="Text Box 5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1" draw:name="Text Box 5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2" draw:name="Text Box 5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3" draw:name="Text Box 5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4" draw:name="Text Box 5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5" draw:name="Text Box 5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6" draw:name="Text Box 5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7" draw:name="Text Box 5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8" draw:name="Text Box 6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89" draw:name="Text Box 6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0" draw:name="Text Box 6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1" draw:name="Text Box 6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2" draw:name="Text Box 6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3" draw:name="Text Box 6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4" draw:name="Text Box 6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5" draw:name="Text Box 6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6" draw:name="Text Box 6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7" draw:name="Text Box 6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8" draw:name="Text Box 6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099" draw:name="Text Box 6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0" draw:name="Text Box 6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1" draw:name="Text Box 6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2" draw:name="Text Box 6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3" draw:name="Text Box 6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4" draw:name="Text Box 6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5" draw:name="Text Box 6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6" draw:name="Text Box 6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7" draw:name="Text Box 6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8" draw:name="Text Box 6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09" draw:name="Text Box 6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0" draw:name="Text Box 6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1" draw:name="Text Box 6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2" draw:name="Text Box 6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3" draw:name="Text Box 6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4" draw:name="Text Box 6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5" draw:name="Text Box 6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6" draw:name="Text Box 6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7" draw:name="Text Box 6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8" draw:name="Text Box 6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19" draw:name="Text Box 6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0" draw:name="Text Box 6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1" draw:name="Text Box 6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2" draw:name="Text Box 6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3" draw:name="Text Box 6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4" draw:name="Text Box 6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5" draw:name="Text Box 6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6" draw:name="Text Box 6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7" draw:name="Text Box 6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8" draw:name="Text Box 6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29" draw:name="Text Box 6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0" draw:name="Text Box 6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1" draw:name="Text Box 6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2" draw:name="Text Box 6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3" draw:name="Text Box 6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4" draw:name="Text Box 6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5" draw:name="Text Box 6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6" draw:name="Text Box 6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7" draw:name="Text Box 6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8" draw:name="Text Box 6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39" draw:name="Text Box 6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0" draw:name="Text Box 6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1" draw:name="Text Box 6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2" draw:name="Text Box 6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3" draw:name="Text Box 6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4" draw:name="Text Box 6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5" draw:name="Text Box 6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6" draw:name="Text Box 6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7" draw:name="Text Box 6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8" draw:name="Text Box 6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49" draw:name="Text Box 6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0" draw:name="Text Box 6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1" draw:name="Text Box 6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2" draw:name="Text Box 6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3" draw:name="Text Box 6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4" draw:name="Text Box 6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5" draw:name="Text Box 6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6" draw:name="Text Box 6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7" draw:name="Text Box 6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8" draw:name="Text Box 6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59" draw:name="Text Box 6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0" draw:name="Text Box 6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1" draw:name="Text Box 6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2" draw:name="Text Box 6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3" draw:name="Text Box 6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4" draw:name="Text Box 6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5" draw:name="Text Box 6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6" draw:name="Text Box 6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7" draw:name="Text Box 6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8" draw:name="Text Box 6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69" draw:name="Text Box 6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0" draw:name="Text Box 6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1" draw:name="Text Box 6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2" draw:name="Text Box 6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3" draw:name="Text Box 6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4" draw:name="Text Box 6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5" draw:name="Text Box 6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6" draw:name="Text Box 6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7" draw:name="Text Box 6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8" draw:name="Text Box 6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79" draw:name="Text Box 6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0" draw:name="Text Box 6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1" draw:name="Text Box 6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2" draw:name="Text Box 6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3" draw:name="Text Box 6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4" draw:name="Text Box 6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5" draw:name="Text Box 6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6" draw:name="Text Box 6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7" draw:name="Text Box 6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8" draw:name="Text Box 7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89" draw:name="Text Box 7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0" draw:name="Text Box 7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1" draw:name="Text Box 7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2" draw:name="Text Box 7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3" draw:name="Text Box 7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4" draw:name="Text Box 7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5" draw:name="Text Box 7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6" draw:name="Text Box 7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7" draw:name="Text Box 7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8" draw:name="Text Box 7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199" draw:name="Text Box 7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0" draw:name="Text Box 7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1" draw:name="Text Box 7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2" draw:name="Text Box 7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3" draw:name="Text Box 7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4" draw:name="Text Box 7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5" draw:name="Text Box 7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6" draw:name="Text Box 7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7" draw:name="Text Box 7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8" draw:name="Text Box 7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09" draw:name="Text Box 7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0" draw:name="Text Box 7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1" draw:name="Text Box 7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2" draw:name="Text Box 7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3" draw:name="Text Box 7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4" draw:name="Text Box 7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5" draw:name="Text Box 7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6" draw:name="Text Box 7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7" draw:name="Text Box 7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8" draw:name="Text Box 7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19" draw:name="Text Box 7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0" draw:name="Text Box 7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1" draw:name="Text Box 7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2" draw:name="Text Box 7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3" draw:name="Text Box 7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4" draw:name="Text Box 7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5" draw:name="Text Box 7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6" draw:name="Text Box 7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7" draw:name="Text Box 7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8" draw:name="Text Box 7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29" draw:name="Text Box 7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0" draw:name="Text Box 7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1" draw:name="Text Box 7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2" draw:name="Text Box 7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3" draw:name="Text Box 7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4" draw:name="Text Box 7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5" draw:name="Text Box 7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6" draw:name="Text Box 7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7" draw:name="Text Box 7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8" draw:name="Text Box 7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39" draw:name="Text Box 7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0" draw:name="Text Box 7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1" draw:name="Text Box 7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2" draw:name="Text Box 7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3" draw:name="Text Box 7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4" draw:name="Text Box 7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5" draw:name="Text Box 7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6" draw:name="Text Box 7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7" draw:name="Text Box 7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8" draw:name="Text Box 7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49" draw:name="Text Box 7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0" draw:name="Text Box 7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1" draw:name="Text Box 7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2" draw:name="Text Box 7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3" draw:name="Text Box 7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4" draw:name="Text Box 7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5" draw:name="Text Box 7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6" draw:name="Text Box 7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7" draw:name="Text Box 7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8" draw:name="Text Box 7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59" draw:name="Text Box 7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0" draw:name="Text Box 7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1" draw:name="Text Box 7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2" draw:name="Text Box 7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3" draw:name="Text Box 7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4" draw:name="Text Box 7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5" draw:name="Text Box 7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6" draw:name="Text Box 7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7" draw:name="Text Box 7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8" draw:name="Text Box 7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69" draw:name="Text Box 7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0" draw:name="Text Box 7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1" draw:name="Text Box 7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2" draw:name="Text Box 7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3" draw:name="Text Box 7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4" draw:name="Text Box 7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5" draw:name="Text Box 7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6" draw:name="Text Box 7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7" draw:name="Text Box 7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8" draw:name="Text Box 7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79" draw:name="Text Box 7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0" draw:name="Text Box 7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1" draw:name="Text Box 7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2" draw:name="Text Box 7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3" draw:name="Text Box 7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4" draw:name="Text Box 7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5" draw:name="Text Box 7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6" draw:name="Text Box 7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7" draw:name="Text Box 7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8" draw:name="Text Box 8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89" draw:name="Text Box 8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0" draw:name="Text Box 8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1" draw:name="Text Box 8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2" draw:name="Text Box 8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3" draw:name="Text Box 8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4" draw:name="Text Box 8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5" draw:name="Text Box 8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6" draw:name="Text Box 8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7" draw:name="Text Box 8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8" draw:name="Text Box 8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299" draw:name="Text Box 8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0" draw:name="Text Box 8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1" draw:name="Text Box 8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2" draw:name="Text Box 8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3" draw:name="Text Box 8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4" draw:name="Text Box 8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5" draw:name="Text Box 8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6" draw:name="Text Box 8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7" draw:name="Text Box 8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8" draw:name="Text Box 8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09" draw:name="Text Box 8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0" draw:name="Text Box 8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1" draw:name="Text Box 8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2" draw:name="Text Box 8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3" draw:name="Text Box 8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4" draw:name="Text Box 8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5" draw:name="Text Box 8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6" draw:name="Text Box 8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7" draw:name="Text Box 8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8" draw:name="Text Box 8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19" draw:name="Text Box 8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0" draw:name="Text Box 8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1" draw:name="Text Box 8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2" draw:name="Text Box 8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3" draw:name="Text Box 8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4" draw:name="Text Box 8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5" draw:name="Text Box 8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6" draw:name="Text Box 8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7" draw:name="Text Box 8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8" draw:name="Text Box 8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29" draw:name="Text Box 8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0" draw:name="Text Box 8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1" draw:name="Text Box 8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2" draw:name="Text Box 8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3" draw:name="Text Box 8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4" draw:name="Text Box 8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5" draw:name="Text Box 8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6" draw:name="Text Box 8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7" draw:name="Text Box 8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8" draw:name="Text Box 8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39" draw:name="Text Box 8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0" draw:name="Text Box 8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1" draw:name="Text Box 8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2" draw:name="Text Box 8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3" draw:name="Text Box 8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4" draw:name="Text Box 8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5" draw:name="Text Box 8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6" draw:name="Text Box 8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7" draw:name="Text Box 8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8" draw:name="Text Box 8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49" draw:name="Text Box 8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0" draw:name="Text Box 8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1" draw:name="Text Box 8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2" draw:name="Text Box 8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3" draw:name="Text Box 8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4" draw:name="Text Box 8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5" draw:name="Text Box 8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6" draw:name="Text Box 8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7" draw:name="Text Box 8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8" draw:name="Text Box 8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59" draw:name="Text Box 8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0" draw:name="Text Box 8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1" draw:name="Text Box 8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2" draw:name="Text Box 8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3" draw:name="Text Box 8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4" draw:name="Text Box 8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5" draw:name="Text Box 8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6" draw:name="Text Box 8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7" draw:name="Text Box 8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8" draw:name="Text Box 8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69" draw:name="Text Box 8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0" draw:name="Text Box 8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1" draw:name="Text Box 8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2" draw:name="Text Box 8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3" draw:name="Text Box 8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4" draw:name="Text Box 8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5" draw:name="Text Box 8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6" draw:name="Text Box 8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7" draw:name="Text Box 8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8" draw:name="Text Box 8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79" draw:name="Text Box 8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0" draw:name="Text Box 8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1" draw:name="Text Box 8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2" draw:name="Text Box 8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3" draw:name="Text Box 8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4" draw:name="Text Box 8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5" draw:name="Text Box 8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6" draw:name="Text Box 8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7" draw:name="Text Box 8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8" draw:name="Text Box 9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89" draw:name="Text Box 9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0" draw:name="Text Box 9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1" draw:name="Text Box 9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2" draw:name="Text Box 9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3" draw:name="Text Box 9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4" draw:name="Text Box 9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5" draw:name="Text Box 9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6" draw:name="Text Box 9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7" draw:name="Text Box 9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8" draw:name="Text Box 9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399" draw:name="Text Box 9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0" draw:name="Text Box 9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1" draw:name="Text Box 9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2" draw:name="Text Box 9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3" draw:name="Text Box 9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4" draw:name="Text Box 9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5" draw:name="Text Box 9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6" draw:name="Text Box 9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7" draw:name="Text Box 9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8" draw:name="Text Box 9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09" draw:name="Text Box 9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0" draw:name="Text Box 9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1" draw:name="Text Box 9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2" draw:name="Text Box 9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3" draw:name="Text Box 9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4" draw:name="Text Box 9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5" draw:name="Text Box 9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6" draw:name="Text Box 9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7" draw:name="Text Box 9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8" draw:name="Text Box 9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19" draw:name="Text Box 9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0" draw:name="Text Box 9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1" draw:name="Text Box 9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2" draw:name="Text Box 9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3" draw:name="Text Box 9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4" draw:name="Text Box 9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5" draw:name="Text Box 9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6" draw:name="Text Box 9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7" draw:name="Text Box 9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8" draw:name="Text Box 9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29" draw:name="Text Box 9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0" draw:name="Text Box 9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1" draw:name="Text Box 9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2" draw:name="Text Box 9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3" draw:name="Text Box 9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4" draw:name="Text Box 9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5" draw:name="Text Box 9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6" draw:name="Text Box 9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7" draw:name="Text Box 9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8" draw:name="Text Box 9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39" draw:name="Text Box 9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0" draw:name="Text Box 9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1" draw:name="Text Box 9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2" draw:name="Text Box 9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3" draw:name="Text Box 9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4" draw:name="Text Box 9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5" draw:name="Text Box 9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6" draw:name="Text Box 9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7" draw:name="Text Box 9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8" draw:name="Text Box 9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49" draw:name="Text Box 9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0" draw:name="Text Box 9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1" draw:name="Text Box 9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2" draw:name="Text Box 9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3" draw:name="Text Box 9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4" draw:name="Text Box 9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5" draw:name="Text Box 9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6" draw:name="Text Box 9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7" draw:name="Text Box 9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8" draw:name="Text Box 9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59" draw:name="Text Box 9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0" draw:name="Text Box 9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1" draw:name="Text Box 9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2" draw:name="Text Box 9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3" draw:name="Text Box 9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4" draw:name="Text Box 9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5" draw:name="Text Box 9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6" draw:name="Text Box 9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7" draw:name="Text Box 9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8" draw:name="Text Box 9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69" draw:name="Text Box 9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0" draw:name="Text Box 9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1" draw:name="Text Box 9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2" draw:name="Text Box 9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3" draw:name="Text Box 9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4" draw:name="Text Box 9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5" draw:name="Text Box 9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6" draw:name="Text Box 9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7" draw:name="Text Box 9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8" draw:name="Text Box 9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79" draw:name="Text Box 9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0" draw:name="Text Box 9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1" draw:name="Text Box 9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2" draw:name="Text Box 9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3" draw:name="Text Box 9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4" draw:name="Text Box 9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5" draw:name="Text Box 9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6" draw:name="Text Box 9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7" draw:name="Text Box 9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8" draw:name="Text Box 10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89" draw:name="Text Box 10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0" draw:name="Text Box 10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1" draw:name="Text Box 10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2" draw:name="Text Box 10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3" draw:name="Text Box 10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4" draw:name="Text Box 10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5" draw:name="Text Box 10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6" draw:name="Text Box 10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7" draw:name="Text Box 10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8" draw:name="Text Box 10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499" draw:name="Text Box 10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0" draw:name="Text Box 10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1" draw:name="Text Box 10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2" draw:name="Text Box 10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3" draw:name="Text Box 10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4" draw:name="Text Box 10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5" draw:name="Text Box 10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6" draw:name="Text Box 10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7" draw:name="Text Box 10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8" draw:name="Text Box 10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09" draw:name="Text Box 10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0" draw:name="Text Box 10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1" draw:name="Text Box 10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2" draw:name="Text Box 10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3" draw:name="Text Box 10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4" draw:name="Text Box 10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5" draw:name="Text Box 10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6" draw:name="Text Box 10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7" draw:name="Text Box 10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8" draw:name="Text Box 10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19" draw:name="Text Box 10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0" draw:name="Text Box 10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1" draw:name="Text Box 10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2" draw:name="Text Box 10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3" draw:name="Text Box 10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4" draw:name="Text Box 10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5" draw:name="Text Box 10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6" draw:name="Text Box 10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7" draw:name="Text Box 10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8" draw:name="Text Box 10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29" draw:name="Text Box 10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0" draw:name="Text Box 10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1" draw:name="Text Box 10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2" draw:name="Text Box 10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3" draw:name="Text Box 10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4" draw:name="Text Box 10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5" draw:name="Text Box 10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6" draw:name="Text Box 10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7" draw:name="Text Box 10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8" draw:name="Text Box 10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39" draw:name="Text Box 10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0" draw:name="Text Box 10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1" draw:name="Text Box 10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2" draw:name="Text Box 10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3" draw:name="Text Box 10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4" draw:name="Text Box 10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5" draw:name="Text Box 10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6" draw:name="Text Box 10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7" draw:name="Text Box 10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8" draw:name="Text Box 10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49" draw:name="Text Box 10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0" draw:name="Text Box 10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1" draw:name="Text Box 10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2" draw:name="Text Box 10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3" draw:name="Text Box 10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4" draw:name="Text Box 10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5" draw:name="Text Box 10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6" draw:name="Text Box 10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7" draw:name="Text Box 10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8" draw:name="Text Box 10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59" draw:name="Text Box 10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0" draw:name="Text Box 10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1" draw:name="Text Box 10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2" draw:name="Text Box 10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3" draw:name="Text Box 10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4" draw:name="Text Box 10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5" draw:name="Text Box 10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6" draw:name="Text Box 10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7" draw:name="Text Box 10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8" draw:name="Text Box 10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69" draw:name="Text Box 10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0" draw:name="Text Box 10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1" draw:name="Text Box 10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2" draw:name="Text Box 10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3" draw:name="Text Box 10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4" draw:name="Text Box 10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5" draw:name="Text Box 10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6" draw:name="Text Box 10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7" draw:name="Text Box 10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8" draw:name="Text Box 10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79" draw:name="Text Box 10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0" draw:name="Text Box 10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1" draw:name="Text Box 10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2" draw:name="Text Box 10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3" draw:name="Text Box 10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4" draw:name="Text Box 10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5" draw:name="Text Box 10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6" draw:name="Text Box 10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7" draw:name="Text Box 10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8" draw:name="Text Box 11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89" draw:name="Text Box 11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0" draw:name="Text Box 11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1" draw:name="Text Box 11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2" draw:name="Text Box 11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3" draw:name="Text Box 11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4" draw:name="Text Box 11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5" draw:name="Text Box 11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6" draw:name="Text Box 11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7" draw:name="Text Box 11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8" draw:name="Text Box 11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599" draw:name="Text Box 11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0" draw:name="Text Box 11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1" draw:name="Text Box 11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2" draw:name="Text Box 11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3" draw:name="Text Box 11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4" draw:name="Text Box 11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5" draw:name="Text Box 111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6" draw:name="Text Box 111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7" draw:name="Text Box 111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8" draw:name="Text Box 112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09" draw:name="Text Box 112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0" draw:name="Text Box 112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1" draw:name="Text Box 112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2" draw:name="Text Box 112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3" draw:name="Text Box 112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4" draw:name="Text Box 112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5" draw:name="Text Box 112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6" draw:name="Text Box 112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7" draw:name="Text Box 112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8" draw:name="Text Box 113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19" draw:name="Text Box 113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0" draw:name="Text Box 113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1" draw:name="Text Box 113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2" draw:name="Text Box 113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3" draw:name="Text Box 113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4" draw:name="Text Box 113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5" draw:name="Text Box 113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6" draw:name="Text Box 113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7" draw:name="Text Box 113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8" draw:name="Text Box 114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29" draw:name="Text Box 114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0" draw:name="Text Box 114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1" draw:name="Text Box 114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2" draw:name="Text Box 114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3" draw:name="Text Box 114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4" draw:name="Text Box 114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5" draw:name="Text Box 114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6" draw:name="Text Box 114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7" draw:name="Text Box 114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8" draw:name="Text Box 115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39" draw:name="Text Box 115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0" draw:name="Text Box 115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1" draw:name="Text Box 115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2" draw:name="Text Box 115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3" draw:name="Text Box 115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4" draw:name="Text Box 115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5" draw:name="Text Box 115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6" draw:name="Text Box 115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7" draw:name="Text Box 115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8" draw:name="Text Box 116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49" draw:name="Text Box 116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0" draw:name="Text Box 116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1" draw:name="Text Box 116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2" draw:name="Text Box 116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3" draw:name="Text Box 116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4" draw:name="Text Box 116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5" draw:name="Text Box 116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6" draw:name="Text Box 116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7" draw:name="Text Box 116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8" draw:name="Text Box 117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59" draw:name="Text Box 117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0" draw:name="Text Box 117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1" draw:name="Text Box 117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2" draw:name="Text Box 117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3" draw:name="Text Box 117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4" draw:name="Text Box 117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5" draw:name="Text Box 117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6" draw:name="Text Box 117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7" draw:name="Text Box 117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8" draw:name="Text Box 118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69" draw:name="Text Box 118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0" draw:name="Text Box 118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1" draw:name="Text Box 118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2" draw:name="Text Box 118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3" draw:name="Text Box 118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4" draw:name="Text Box 118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5" draw:name="Text Box 118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6" draw:name="Text Box 118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7" draw:name="Text Box 118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8" draw:name="Text Box 119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79" draw:name="Text Box 119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0" draw:name="Text Box 119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1" draw:name="Text Box 119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2" draw:name="Text Box 119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3" draw:name="Text Box 119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4" draw:name="Text Box 119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5" draw:name="Text Box 119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6" draw:name="Text Box 119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7" draw:name="Text Box 119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8" draw:name="Text Box 120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89" draw:name="Text Box 120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0" draw:name="Text Box 120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1" draw:name="Text Box 120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2" draw:name="Text Box 120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3" draw:name="Text Box 120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4" draw:name="Text Box 120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5" draw:name="Text Box 1207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6" draw:name="Text Box 1208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7" draw:name="Text Box 1209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8" draw:name="Text Box 1210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699" draw:name="Text Box 1211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700" draw:name="Text Box 1212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701" draw:name="Text Box 1213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702" draw:name="Text Box 1214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703" draw:name="Text Box 1215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37mm" table:end-y="17.66mm" draw:z-index="2704" draw:name="Text Box 1216" draw:style-name="gr1" draw:text-style-name="P1" svg:width="2.37mm" svg:height="17.6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05" draw:name="Text Box 270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06" draw:name="Text Box 270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07" draw:name="Text Box 270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08" draw:name="Text Box 270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09" draw:name="Text Box 271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0" draw:name="Text Box 271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1" draw:name="Text Box 271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2" draw:name="Text Box 271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3" draw:name="Text Box 271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4" draw:name="Text Box 271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5" draw:name="Text Box 271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6" draw:name="Text Box 271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7" draw:name="Text Box 271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8" draw:name="Text Box 271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19" draw:name="Text Box 272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0" draw:name="Text Box 272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1" draw:name="Text Box 272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2" draw:name="Text Box 272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3" draw:name="Text Box 272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4" draw:name="Text Box 272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5" draw:name="Text Box 272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6" draw:name="Text Box 272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7" draw:name="Text Box 272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8" draw:name="Text Box 272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29" draw:name="Text Box 273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0" draw:name="Text Box 273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1" draw:name="Text Box 273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2" draw:name="Text Box 273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3" draw:name="Text Box 273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4" draw:name="Text Box 273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5" draw:name="Text Box 273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6" draw:name="Text Box 273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7" draw:name="Text Box 273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8" draw:name="Text Box 273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39" draw:name="Text Box 274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0" draw:name="Text Box 274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1" draw:name="Text Box 274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2" draw:name="Text Box 274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3" draw:name="Text Box 274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4" draw:name="Text Box 274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5" draw:name="Text Box 274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6" draw:name="Text Box 274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7" draw:name="Text Box 274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8" draw:name="Text Box 274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49" draw:name="Text Box 275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0" draw:name="Text Box 275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1" draw:name="Text Box 275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2" draw:name="Text Box 275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3" draw:name="Text Box 275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4" draw:name="Text Box 275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5" draw:name="Text Box 275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6" draw:name="Text Box 275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7" draw:name="Text Box 275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8" draw:name="Text Box 275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59" draw:name="Text Box 276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0" draw:name="Text Box 276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1" draw:name="Text Box 276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2" draw:name="Text Box 276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3" draw:name="Text Box 276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4" draw:name="Text Box 276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5" draw:name="Text Box 276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6" draw:name="Text Box 276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7" draw:name="Text Box 276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8" draw:name="Text Box 276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69" draw:name="Text Box 277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0" draw:name="Text Box 277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1" draw:name="Text Box 277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2" draw:name="Text Box 277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3" draw:name="Text Box 277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4" draw:name="Text Box 277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5" draw:name="Text Box 277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6" draw:name="Text Box 277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7" draw:name="Text Box 277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8" draw:name="Text Box 277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79" draw:name="Text Box 278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0" draw:name="Text Box 278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1" draw:name="Text Box 278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2" draw:name="Text Box 278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3" draw:name="Text Box 278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4" draw:name="Text Box 278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5" draw:name="Text Box 278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6" draw:name="Text Box 278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7" draw:name="Text Box 278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8" draw:name="Text Box 278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89" draw:name="Text Box 279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0" draw:name="Text Box 279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1" draw:name="Text Box 279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2" draw:name="Text Box 279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3" draw:name="Text Box 279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4" draw:name="Text Box 279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5" draw:name="Text Box 279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6" draw:name="Text Box 279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7" draw:name="Text Box 279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8" draw:name="Text Box 279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799" draw:name="Text Box 280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0" draw:name="Text Box 280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1" draw:name="Text Box 280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2" draw:name="Text Box 280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3" draw:name="Text Box 280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4" draw:name="Text Box 280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5" draw:name="Text Box 280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6" draw:name="Text Box 280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7" draw:name="Text Box 280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8" draw:name="Text Box 280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09" draw:name="Text Box 281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0" draw:name="Text Box 281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1" draw:name="Text Box 281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2" draw:name="Text Box 281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3" draw:name="Text Box 281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4" draw:name="Text Box 281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5" draw:name="Text Box 281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6" draw:name="Text Box 281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7" draw:name="Text Box 281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8" draw:name="Text Box 281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19" draw:name="Text Box 282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20" draw:name="Text Box 282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21" draw:name="Text Box 282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22" draw:name="Text Box 282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23" draw:name="Text Box 282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9" table:end-x="2.11mm" table:end-y="6.87mm" draw:z-index="2824" draw:name="Text Box 282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" office:value-type="string" calcext:value-type="string">
            <text:p>伸港鄉</text:p>
          </table:table-cell>
          <table:table-cell table:number-columns-repeated="2" table:style-name="ce15" office:value-type="float" office:value="643.85" calcext:value-type="float">
            <text:p>643.85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萬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思北路220號前等道路排水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550" calcext:value-type="float">
            <text:p>5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和昌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惠文街等道路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2689.5" calcext:value-type="float">
            <text:p>2,689.5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萬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番雅溝支線、公館分線、月眉排水旁道路(北寧路88巷)及支流等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2788.222" calcext:value-type="float">
            <text:p>2,788.222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線西鄉中央路排水側溝改善工程</text:p>
          </table:table-cell>
          <table:table-cell table:style-name="ce11" office:value-type="string" calcext:value-type="string">
            <text:p>線西鄉</text:p>
          </table:table-cell>
          <table:table-cell table:number-columns-repeated="2" table:style-name="ce15" office:value-type="float" office:value="357.6" calcext:value-type="float">
            <text:p>357.6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萬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線西鄉線伸路400號前道路改善工程</text:p>
          </table:table-cell>
          <table:table-cell table:style-name="ce11" office:value-type="string" calcext:value-type="string">
            <text:p>線西鄉</text:p>
          </table:table-cell>
          <table:table-cell table:number-columns-repeated="2" table:style-name="ce15" office:value-type="float" office:value="999.9" calcext:value-type="float">
            <text:p>999.9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萬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縣道134線9K處及縣道138甲3線5K處等排水溝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732.228" calcext:value-type="float">
            <text:p>732.228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萬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華山路273巷及花壇鄉中溪一巷等道路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2870.994" calcext:value-type="float">
            <text:p>2,870.994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源昌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東區分隊旁道路及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2500" calcext:value-type="float">
            <text:p>2,5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阡富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埤頭鄉大湖村仁德路210巷道路改善工程</text:p>
          </table:table-cell>
          <table:table-cell table:style-name="ce11" office:value-type="string" calcext:value-type="string">
            <text:p>埤頭鄉</text:p>
          </table:table-cell>
          <table:table-cell table:number-columns-repeated="2" table:style-name="ce15" office:value-type="float" office:value="560" calcext:value-type="float">
            <text:p>56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元大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埤頭鄉合興村中央路997巷道路改善工程</text:p>
          </table:table-cell>
          <table:table-cell table:style-name="ce11" office:value-type="string" calcext:value-type="string">
            <text:p>埤頭鄉</text:p>
          </table:table-cell>
          <table:table-cell table:number-columns-repeated="2" table:style-name="ce15" office:value-type="float" office:value="1650" calcext:value-type="float">
            <text:p>1,6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順大興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埤頭鄉和豐村南下引道西側擋土牆及道路改善工程</text:p>
          </table:table-cell>
          <table:table-cell table:style-name="ce11" office:value-type="string" calcext:value-type="string">
            <text:p>埤頭鄉</text:p>
          </table:table-cell>
          <table:table-cell table:number-columns-repeated="2" table:style-name="ce15" office:value-type="float" office:value="700" calcext:value-type="float">
            <text:p>7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生光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林鎮縣道150線斗苑路836號前等道路改善工程</text:p>
          </table:table-cell>
          <table:table-cell table:style-name="ce11" office:value-type="string" calcext:value-type="string">
            <text:p>二林鎮</text:p>
          </table:table-cell>
          <table:table-cell table:number-columns-repeated="2" table:style-name="ce15" office:value-type="float" office:value="2799.29" calcext:value-type="float">
            <text:p>2,799.29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溪州鄉,北斗鎮光仁街等道路排水改善工程</text:p>
          </table:table-cell>
          <table:table-cell table:style-name="ce11" office:value-type="string" calcext:value-type="string">
            <text:p>溪州鄉</text:p>
          </table:table-cell>
          <table:table-cell table:number-columns-repeated="2" table:style-name="ce15" office:value-type="float" office:value="1231.4" calcext:value-type="float">
            <text:p>1,231.4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善霖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溪州鄉、北斗鎮舜耕路等道路改善工程</text:p>
          </table:table-cell>
          <table:table-cell table:style-name="ce11" office:value-type="string" calcext:value-type="string">
            <text:p>溪州鄉</text:p>
          </table:table-cell>
          <table:table-cell table:number-columns-repeated="2" table:style-name="ce15" office:value-type="float" office:value="1909.522" calcext:value-type="float">
            <text:p>1,909.522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善霖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北斗鎮文子巷17號巷及光仁街231巷道路排水改善工程</text:p>
          </table:table-cell>
          <table:table-cell table:style-name="ce11" office:value-type="string" calcext:value-type="string">
            <text:p>北斗鎮</text:p>
          </table:table-cell>
          <table:table-cell table:number-columns-repeated="2" table:style-name="ce15" office:value-type="float" office:value="870" calcext:value-type="float">
            <text:p>87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正光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埤頭鄉,溪州鄉,北斗鎮後溪巷等道路改善工程</text:p>
          </table:table-cell>
          <table:table-cell table:style-name="ce11" office:value-type="string" calcext:value-type="string">
            <text:p>埤頭鄉</text:p>
          </table:table-cell>
          <table:table-cell table:number-columns-repeated="2" table:style-name="ce15" office:value-type="float" office:value="1500" calcext:value-type="float">
            <text:p>1,5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善霖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溪州鄉,北斗鎮光仁街等道路排水改善工程</text:p>
          </table:table-cell>
          <table:table-cell table:style-name="ce11" office:value-type="string" calcext:value-type="string">
            <text:p>溪州鄉</text:p>
          </table:table-cell>
          <table:table-cell table:number-columns-repeated="2" table:style-name="ce15" office:value-type="float" office:value="2194.1" calcext:value-type="float">
            <text:p>2,194.1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善霖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秀水鄉下崙村崙港巷道路改善工程</text:p>
          </table:table-cell>
          <table:table-cell table:style-name="ce11" office:value-type="string" calcext:value-type="string">
            <text:p>秀水鄉</text:p>
          </table:table-cell>
          <table:table-cell table:number-columns-repeated="2" table:style-name="ce15" office:value-type="float" office:value="1660" calcext:value-type="float">
            <text:p>1,66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源昌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秀水鄉莊雅村溪心街68號前擋土牆改善工程</text:p>
          </table:table-cell>
          <table:table-cell table:style-name="ce11" office:value-type="string" calcext:value-type="string">
            <text:p>秀水鄉</text:p>
          </table:table-cell>
          <table:table-cell table:number-columns-repeated="2" table:style-name="ce15" office:value-type="float" office:value="649.57" calcext:value-type="float">
            <text:p>649.57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花壇鄉西前巷等道路改善工程</text:p>
          </table:table-cell>
          <table:table-cell table:style-name="ce11" office:value-type="string" calcext:value-type="string">
            <text:p>花壇鄉</text:p>
          </table:table-cell>
          <table:table-cell table:number-columns-repeated="2" table:style-name="ce15" office:value-type="float" office:value="1946.924" calcext:value-type="float">
            <text:p>1,946.924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中正路二段190巷等道路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712.705" calcext:value-type="float">
            <text:p>712.705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源昌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伸港鄉中山東路等路面改善工程</text:p>
          </table:table-cell>
          <table:table-cell table:style-name="ce11" office:value-type="string" calcext:value-type="string">
            <text:p>伸港鄉</text:p>
          </table:table-cell>
          <table:table-cell table:number-columns-repeated="2" table:style-name="ce15" office:value-type="float" office:value="1730" calcext:value-type="float">
            <text:p>1,73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鑫義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詔安里東安路道路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2130" calcext:value-type="float">
            <text:p>2,13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瑞皇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糖友里東萊路81巷38弄等道路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800" calcext:value-type="float">
            <text:p>8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和昌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錦西路及彰新路六段316巷等道路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450" calcext:value-type="float">
            <text:p>4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和昌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鎮平里彰草路二段513巷道路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340" calcext:value-type="float">
            <text:p>34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和昌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線西鄉頂庄路149號道路排水改善工進</text:p>
          </table:table-cell>
          <table:table-cell table:style-name="ce11" office:value-type="string" calcext:value-type="string">
            <text:p>線西鄉</text:p>
          </table:table-cell>
          <table:table-cell table:number-columns-repeated="2" table:style-name="ce15" office:value-type="float" office:value="327.5" calcext:value-type="float">
            <text:p>327.5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萬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年芬園鄉社口村忠孝路96巷等道路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881.25" calcext:value-type="float">
            <text:p>881.25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寶宬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芬園鄉芬園等村路燈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616" calcext:value-type="float">
            <text:p>616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專豐水電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大智路2巷等道路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1137.87" calcext:value-type="float">
            <text:p>1,137.87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秀水鄉福安村彰水路二段451巷1號等三處道路排水改善工程</text:p>
          </table:table-cell>
          <table:table-cell table:style-name="ce11" office:value-type="string" calcext:value-type="string">
            <text:p>秀水鄉</text:p>
          </table:table-cell>
          <table:table-cell table:number-columns-repeated="2" table:style-name="ce15" office:value-type="float" office:value="1260" calcext:value-type="float">
            <text:p>1,26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振旺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福興鄉頂粘村道路擋土牆排水溝改善工程</text:p>
          </table:table-cell>
          <table:table-cell table:style-name="ce11" office:value-type="string" calcext:value-type="string">
            <text:p>福興鄉</text:p>
          </table:table-cell>
          <table:table-cell table:number-columns-repeated="2" table:style-name="ce15" office:value-type="float" office:value="3000" calcext:value-type="float">
            <text:p>3,0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吉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縣道142線彰鹿路四段側溝改善工程</text:p>
          </table:table-cell>
          <table:table-cell table:style-name="ce11" office:value-type="string" calcext:value-type="string">
            <text:p>鹿港鎮</text:p>
          </table:table-cell>
          <table:table-cell table:number-columns-repeated="2" table:style-name="ce15" office:value-type="float" office:value="1084.65" calcext:value-type="float">
            <text:p>1,084.65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鹿港鎮頂番里頂厝里詔安里等道路改善工程</text:p>
          </table:table-cell>
          <table:table-cell table:style-name="ce11" office:value-type="string" calcext:value-type="string">
            <text:p>鹿港鎮</text:p>
          </table:table-cell>
          <table:table-cell table:number-columns-repeated="2" table:style-name="ce15" office:value-type="float" office:value="2610.046" calcext:value-type="float">
            <text:p>2,610.046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鹿港鎮頭南里南勢巷及福興鄉橋頭村等道路改善工程</text:p>
          </table:table-cell>
          <table:table-cell table:style-name="ce11" office:value-type="string" calcext:value-type="string">
            <text:p>鹿港鎮</text:p>
          </table:table-cell>
          <table:table-cell table:number-columns-repeated="2" table:style-name="ce15" office:value-type="float" office:value="2241.8" calcext:value-type="float">
            <text:p>2,241.8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線西鄉中央路三段108巷至口厝二號排水溝改善工程</text:p>
          </table:table-cell>
          <table:table-cell table:style-name="ce11" office:value-type="string" calcext:value-type="string">
            <text:p>線西鄉</text:p>
          </table:table-cell>
          <table:table-cell table:number-columns-repeated="2" table:style-name="ce15" office:value-type="float" office:value="2000" calcext:value-type="float">
            <text:p>2,0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國本組公司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林鎮及芳苑鄉四村等道路排水溝改善工程</text:p>
          </table:table-cell>
          <table:table-cell table:style-name="ce11" office:value-type="string" calcext:value-type="string">
            <text:p>二林鎮</text:p>
          </table:table-cell>
          <table:table-cell table:number-columns-repeated="2" table:style-name="ce15" office:value-type="float" office:value="2385.12" calcext:value-type="float">
            <text:p>2,385.12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世茂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埤頭鄉永豐村東西路側溝改善工程</text:p>
          </table:table-cell>
          <table:table-cell table:style-name="ce11" office:value-type="string" calcext:value-type="string">
            <text:p>埤頭鄉</text:p>
          </table:table-cell>
          <table:table-cell table:number-columns-repeated="2" table:style-name="ce15" office:value-type="float" office:value="560" calcext:value-type="float">
            <text:p>56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埔心鄉油車村二抱路二段300號旁等道路排水改善工程</text:p>
          </table:table-cell>
          <table:table-cell table:style-name="ce11" office:value-type="string" calcext:value-type="string">
            <text:p>埔心鄉</text:p>
          </table:table-cell>
          <table:table-cell table:number-columns-repeated="2" table:style-name="ce15" office:value-type="float" office:value="2663.5" calcext:value-type="float">
            <text:p>2,663.5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信成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埔心鄉經口村光明路105號旁等道路改善工程</text:p>
          </table:table-cell>
          <table:table-cell table:style-name="ce11" office:value-type="string" calcext:value-type="string">
            <text:p>埔心鄉</text:p>
          </table:table-cell>
          <table:table-cell table:number-columns-repeated="2" table:style-name="ce15" office:value-type="float" office:value="2194.6" calcext:value-type="float">
            <text:p>2,194.6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焌源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溪湖鎮中竹里竹福路181號旁等道路改善工程</text:p>
          </table:table-cell>
          <table:table-cell table:style-name="ce11" office:value-type="string" calcext:value-type="string">
            <text:p>溪湖鎮</text:p>
          </table:table-cell>
          <table:table-cell table:number-columns-repeated="2" table:style-name="ce15" office:value-type="float" office:value="1014.9" calcext:value-type="float">
            <text:p>1,014.9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焌源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中興路停車場動線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2358.053" calcext:value-type="float">
            <text:p>2,358.053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焌源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大埔路及彰馬路180巷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838.658" calcext:value-type="float">
            <text:p>838.658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陞晉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埔內街455巷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540.538" calcext:value-type="float">
            <text:p>540.538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彰草路123巷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421.807" calcext:value-type="float">
            <text:p>421.807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鉝元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線東路一段293巷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1326.813" calcext:value-type="float">
            <text:p>1,326.813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年芬園鄉嘉北街722巷及原新街418號前道路排水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950" calcext:value-type="float">
            <text:p>9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一心東街23巷29弄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1332.105" calcext:value-type="float">
            <text:p>1,332.105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翰霖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安溪東路、芬園鄉護岸街及花壇鄉聽竹街等道路及擋土牆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2261.394" calcext:value-type="float">
            <text:p>2,261.394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彰秀路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100" calcext:value-type="float">
            <text:p>1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大村鄉加錫二巷30之17號旁水溝改善工程</text:p>
          </table:table-cell>
          <table:table-cell table:style-name="ce11" office:value-type="string" calcext:value-type="string">
            <text:p>大村鄉</text:p>
          </table:table-cell>
          <table:table-cell table:number-columns-repeated="2" table:style-name="ce15" office:value-type="float" office:value="660" calcext:value-type="float">
            <text:p>66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三橋街北端道路及大村鄉黃厝村山腳路7-12號旁等道路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1525" calcext:value-type="float">
            <text:p>1,525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振旺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莒光路537巷11弄道路暨側溝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1700" calcext:value-type="float">
            <text:p>1,7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鎮浮圳路與山腳路等道路排水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2725" calcext:value-type="float">
            <text:p>2,725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8" office:value-type="string" calcext:value-type="string">
            <text:p>正鈞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年芬園鄉社口村民權路9巷路面及排水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790" calcext:value-type="float">
            <text:p>79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正鈞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年芬園鄉楓坑村楓林街及大彰路二段874巷等路面護欄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2150" calcext:value-type="float">
            <text:p>2,1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致富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林鎮中西等五里道路排水改善工程</text:p>
          </table:table-cell>
          <table:table-cell table:style-name="ce11" office:value-type="string" calcext:value-type="string">
            <text:p>二林鎮</text:p>
          </table:table-cell>
          <table:table-cell table:number-columns-repeated="2" table:style-name="ce15" office:value-type="float" office:value="2896.6" calcext:value-type="float">
            <text:p>2,896.6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字翔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伸港鄉泉厝路128之188號前等道路排水改善工程</text:p>
          </table:table-cell>
          <table:table-cell table:style-name="ce11" office:value-type="string" calcext:value-type="string">
            <text:p>伸港鄉</text:p>
          </table:table-cell>
          <table:table-cell table:number-columns-repeated="2" table:style-name="ce15" office:value-type="float" office:value="889.7" calcext:value-type="float">
            <text:p>889.7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芳苑鄉文津村彰125線旁道路改善工程</text:p>
          </table:table-cell>
          <table:table-cell table:style-name="ce11" office:value-type="string" calcext:value-type="string">
            <text:p>芳苑鄉</text:p>
          </table:table-cell>
          <table:table-cell table:number-columns-repeated="2" table:style-name="ce15" office:value-type="float" office:value="770" calcext:value-type="float">
            <text:p>77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萬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芬園鄉舊社村口袋公園空間綠美化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7760" calcext:value-type="float">
            <text:p>7,76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尚品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埔鹽鄉永平村番金路115之16號旁等道路改善工程</text:p>
          </table:table-cell>
          <table:table-cell table:style-name="ce11" office:value-type="string" calcext:value-type="string">
            <text:p>埔鹽鄉</text:p>
          </table:table-cell>
          <table:table-cell table:number-columns-repeated="2" table:style-name="ce15" office:value-type="float" office:value="1373" calcext:value-type="float">
            <text:p>1,373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竑佃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仁愛路102巷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1568.452" calcext:value-type="float">
            <text:p>1,568.452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焌源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自強停車場(廣停九)照明改善計劃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850" calcext:value-type="float">
            <text:p>8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卦山里公園路一段349巷等路面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457.014" calcext:value-type="float">
            <text:p>457.014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9" office:value-type="string" calcext:value-type="string">
            <text:p>暐達水電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崙美路628-6號等排水溝路面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2000" calcext:value-type="float">
            <text:p>2,0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鉅國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崙美路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960.039" calcext:value-type="float">
            <text:p>960.039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龍門二街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1013.389" calcext:value-type="float">
            <text:p>1,013.389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鹿港鎮溝墘里及福興鄉番社村等排水溝路面改善工程</text:p>
          </table:table-cell>
          <table:table-cell table:style-name="ce11" office:value-type="string" calcext:value-type="string">
            <text:p>鹿港鎮</text:p>
          </table:table-cell>
          <table:table-cell table:number-columns-repeated="2" table:style-name="ce15" office:value-type="float" office:value="2416.66" calcext:value-type="float">
            <text:p>2,416.66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福興鄉橋頭、麥厝兩村道路及排水溝改善工程</text:p>
          </table:table-cell>
          <table:table-cell table:style-name="ce11" office:value-type="string" calcext:value-type="string">
            <text:p>福興鄉</text:p>
          </table:table-cell>
          <table:table-cell table:number-columns-repeated="2" table:style-name="ce15" office:value-type="float" office:value="2800" calcext:value-type="float">
            <text:p>2,8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林鎮原竹路、望冬橋、洲子巷等道路改善工程</text:p>
          </table:table-cell>
          <table:table-cell table:style-name="ce11" office:value-type="string" calcext:value-type="string">
            <text:p>二林鎮</text:p>
          </table:table-cell>
          <table:table-cell table:number-columns-repeated="2" table:style-name="ce15" office:value-type="float" office:value="2459" calcext:value-type="float">
            <text:p>2,459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堡隆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芳苑鄉芳漢路新寶段、新生及建平村道路改善工程</text:p>
          </table:table-cell>
          <table:table-cell table:style-name="ce11" office:value-type="string" calcext:value-type="string">
            <text:p>芳苑鄉</text:p>
          </table:table-cell>
          <table:table-cell table:number-columns-repeated="2" table:style-name="ce15" office:value-type="float" office:value="2540" calcext:value-type="float">
            <text:p>2,54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新盟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年芳苑鄉崙腳村川合路及崙王路道路改善工程</text:p>
          </table:table-cell>
          <table:table-cell table:style-name="ce11" office:value-type="string" calcext:value-type="string">
            <text:p>芳苑鄉</text:p>
          </table:table-cell>
          <table:table-cell table:number-columns-repeated="2" table:style-name="ce15" office:value-type="float" office:value="400" calcext:value-type="float">
            <text:p>4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尚品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埔鹽鄉石埤村番金路2巷16之5號旁等道路改善工程</text:p>
          </table:table-cell>
          <table:table-cell table:style-name="ce11" office:value-type="string" calcext:value-type="string">
            <text:p>埔鹽鄉</text:p>
          </table:table-cell>
          <table:table-cell table:number-columns-repeated="2" table:style-name="ce15" office:value-type="float" office:value="3025" calcext:value-type="float">
            <text:p>3,025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尚品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溪湖鎮大竹里彰水路三段81巷2號旁等道路改善工程</text:p>
          </table:table-cell>
          <table:table-cell table:style-name="ce11" office:value-type="string" calcext:value-type="string">
            <text:p>溪湖鎮</text:p>
          </table:table-cell>
          <table:table-cell table:number-columns-repeated="2" table:style-name="ce15" office:value-type="float" office:value="1787" calcext:value-type="float">
            <text:p>1,787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焌源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林鎮中西里及廣興里等道路排水改善工程</text:p>
          </table:table-cell>
          <table:table-cell table:style-name="ce11" office:value-type="string" calcext:value-type="string">
            <text:p>二林鎮</text:p>
          </table:table-cell>
          <table:table-cell table:number-columns-repeated="2" table:style-name="ce15" office:value-type="float" office:value="867" calcext:value-type="float">
            <text:p>867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焌源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鹿港鎮海埔里頭南里及福興鄉秀厝村元中村等排水溝路面改善工程</text:p>
          </table:table-cell>
          <table:table-cell table:style-name="ce11" office:value-type="string" calcext:value-type="string">
            <text:p>鹿港鎮</text:p>
          </table:table-cell>
          <table:table-cell table:number-columns-repeated="2" table:style-name="ce15" office:value-type="float" office:value="2879.63" calcext:value-type="float">
            <text:p>2,879.63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金葉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民生里四平街15巷等4件及道路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1025" calcext:value-type="float">
            <text:p>1,025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員南路側溝改善等5件道路、側溝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3910" calcext:value-type="float">
            <text:p>3,91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鎮源潭里三潭巷等路面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835.4" calcext:value-type="float">
            <text:p>835.4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埔鹽鄉太平村番金路56之8號旁等道路改善工程</text:p>
          </table:table-cell>
          <table:table-cell table:style-name="ce11" office:value-type="string" calcext:value-type="string">
            <text:p>埔鹽鄉</text:p>
          </table:table-cell>
          <table:table-cell table:number-columns-repeated="2" table:style-name="ce15" office:value-type="float" office:value="1910.4" calcext:value-type="float">
            <text:p>1,910.4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溪湖鎮番婆里海豐路14之10號等道路改善工程</text:p>
          </table:table-cell>
          <table:table-cell table:style-name="ce11" office:value-type="string" calcext:value-type="string">
            <text:p>溪湖鎮</text:p>
          </table:table-cell>
          <table:table-cell table:number-columns-repeated="2" table:style-name="ce15" office:value-type="float" office:value="2555.5" calcext:value-type="float">
            <text:p>2,555.5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焌源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花壇鄉長沙村中正路290巷道路側溝改善工程</text:p>
          </table:table-cell>
          <table:table-cell table:style-name="ce11" office:value-type="string" calcext:value-type="string">
            <text:p>花壇鄉</text:p>
          </table:table-cell>
          <table:table-cell table:number-columns-repeated="2" table:style-name="ce15" office:value-type="float" office:value="1050" calcext:value-type="float">
            <text:p>1,0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焌源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年芬園鄉碧園路一段109號前道路排水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1050" calcext:value-type="float">
            <text:p>1,0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金久普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舊社村彰南路五段285巷道路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2941" calcext:value-type="float">
            <text:p>2,941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宇翔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芬園鄉嘉東街道路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1032.808" calcext:value-type="float">
            <text:p>1,032.808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首富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芬園鄉碧興路旁擋土牆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1094.411" calcext:value-type="float">
            <text:p>1,094.411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大村鄉中正西路62號後排水改善工程</text:p>
          </table:table-cell>
          <table:table-cell table:style-name="ce11" office:value-type="string" calcext:value-type="string">
            <text:p>大村鄉</text:p>
          </table:table-cell>
          <table:table-cell table:number-columns-repeated="2" table:style-name="ce15" office:value-type="float" office:value="820" calcext:value-type="float">
            <text:p>82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大村鄉砂龍坑一號拓寬及道路改善工程</text:p>
          </table:table-cell>
          <table:table-cell table:style-name="ce11" office:value-type="string" calcext:value-type="string">
            <text:p>大村鄉</text:p>
          </table:table-cell>
          <table:table-cell table:number-columns-repeated="2" table:style-name="ce15" office:value-type="float" office:value="810" calcext:value-type="float">
            <text:p>81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振旺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大村鄉五汴埤圳擋土牆改善工程</text:p>
          </table:table-cell>
          <table:table-cell table:style-name="ce11" office:value-type="string" calcext:value-type="string">
            <text:p>大村鄉</text:p>
          </table:table-cell>
          <table:table-cell table:number-columns-repeated="2" table:style-name="ce15" office:value-type="float" office:value="950" calcext:value-type="float">
            <text:p>9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致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永靖鄉永興村湳底巷道路及排水改善工程</text:p>
          </table:table-cell>
          <table:table-cell table:style-name="ce11" office:value-type="string" calcext:value-type="string">
            <text:p>永靖鄉</text:p>
          </table:table-cell>
          <table:table-cell table:number-columns-repeated="2" table:style-name="ce15" office:value-type="float" office:value="1750" calcext:value-type="float">
            <text:p>1,7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致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錦安巷等4件道路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912" calcext:value-type="float">
            <text:p>912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麗豐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花壇鄉中山路一段等道路改善工程</text:p>
          </table:table-cell>
          <table:table-cell table:style-name="ce11" office:value-type="string" calcext:value-type="string">
            <text:p>花壇鄉</text:p>
          </table:table-cell>
          <table:table-cell table:number-columns-repeated="2" table:style-name="ce15" office:value-type="float" office:value="853.347" calcext:value-type="float">
            <text:p>853.347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年芬園鄉碧園路二段等巷道路排水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1250" calcext:value-type="float">
            <text:p>1,25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花壇鄉彰員路一段950巷至灣雅橋護欄等道路改善工程</text:p>
          </table:table-cell>
          <table:table-cell table:style-name="ce11" office:value-type="string" calcext:value-type="string">
            <text:p>花壇鄉</text:p>
          </table:table-cell>
          <table:table-cell table:number-columns-repeated="2" table:style-name="ce15" office:value-type="float" office:value="1410.44" calcext:value-type="float">
            <text:p>1,410.44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字翔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力行路及花壇鄉大厝巷等道路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2115.314" calcext:value-type="float">
            <text:p>2,115.314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市彰秀路等道路排水改善工程</text:p>
          </table:table-cell>
          <table:table-cell table:style-name="ce11" office:value-type="string" calcext:value-type="string">
            <text:p>彰化市</text:p>
          </table:table-cell>
          <table:table-cell table:number-columns-repeated="2" table:style-name="ce15" office:value-type="float" office:value="969.274" calcext:value-type="float">
            <text:p>969.274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花壇中正路及彰化三竹路等道路排水改善工程</text:p>
          </table:table-cell>
          <table:table-cell table:style-name="ce11" office:value-type="string" calcext:value-type="string">
            <text:p>花壇鄉</text:p>
          </table:table-cell>
          <table:table-cell table:number-columns-repeated="2" table:style-name="ce15" office:value-type="float" office:value="30.053" calcext:value-type="float">
            <text:p>30.053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秀水鄉埔崙村埔鹿街及彰水路二段253巷等道路改善工程</text:p>
          </table:table-cell>
          <table:table-cell table:style-name="ce11" office:value-type="string" calcext:value-type="string">
            <text:p>秀水鄉</text:p>
          </table:table-cell>
          <table:table-cell table:number-columns-repeated="2" table:style-name="ce15" office:value-type="float" office:value="2149.08" calcext:value-type="float">
            <text:p>2,149.08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秀水鄉陜西村鶴鳴村安溪村秀水村等道路改善工程</text:p>
          </table:table-cell>
          <table:table-cell table:style-name="ce11" office:value-type="string" calcext:value-type="string">
            <text:p>秀水鄉</text:p>
          </table:table-cell>
          <table:table-cell table:number-columns-repeated="2" table:style-name="ce15" office:value-type="float" office:value="1596.45" calcext:value-type="float">
            <text:p>1,596.45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鹿港鎮山崙里福崙路新增護欄工程</text:p>
          </table:table-cell>
          <table:table-cell table:style-name="ce11" office:value-type="string" calcext:value-type="string">
            <text:p>鹿港鎮</text:p>
          </table:table-cell>
          <table:table-cell table:number-columns-repeated="2" table:style-name="ce15" office:value-type="float" office:value="978.5" calcext:value-type="float">
            <text:p>978.5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福興鄉秀厝村福三路三段507號旁等水溝路面改善工程</text:p>
          </table:table-cell>
          <table:table-cell table:style-name="ce11" office:value-type="string" calcext:value-type="string">
            <text:p>福興鄉</text:p>
          </table:table-cell>
          <table:table-cell table:number-columns-repeated="2" table:style-name="ce15" office:value-type="float" office:value="1954.76" calcext:value-type="float">
            <text:p>1,954.76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孟倫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永靖鄉永東村文建街等4件道路、側溝改善工程</text:p>
          </table:table-cell>
          <table:table-cell table:style-name="ce11" office:value-type="string" calcext:value-type="string">
            <text:p>永靖鄉</text:p>
          </table:table-cell>
          <table:table-cell table:number-columns-repeated="2" table:style-name="ce15" office:value-type="float" office:value="2212" calcext:value-type="float">
            <text:p>2,212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成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北斗鎮光前路6-1號西側等道路排水改善工程</text:p>
          </table:table-cell>
          <table:table-cell table:style-name="ce11" office:value-type="string" calcext:value-type="string">
            <text:p>北斗鎮</text:p>
          </table:table-cell>
          <table:table-cell table:number-columns-repeated="2" table:style-name="ce15" office:value-type="float" office:value="2000" calcext:value-type="float">
            <text:p>2,0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田尾鄉三豐路760號旁及田豐橋側等道路改善工程</text:p>
          </table:table-cell>
          <table:table-cell table:style-name="ce11" office:value-type="string" calcext:value-type="string">
            <text:p>田尾鄉</text:p>
          </table:table-cell>
          <table:table-cell table:number-columns-repeated="2" table:style-name="ce15" office:value-type="float" office:value="3720" calcext:value-type="float">
            <text:p>3,72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正光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田尾鄉新興村新興路299巷路面改善工程</text:p>
          </table:table-cell>
          <table:table-cell table:style-name="ce11" office:value-type="string" calcext:value-type="string">
            <text:p>田尾鄉</text:p>
          </table:table-cell>
          <table:table-cell table:number-columns-repeated="2" table:style-name="ce15" office:value-type="float" office:value="600" calcext:value-type="float">
            <text:p>6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順大興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田尾鄉饒平村富農路二段(玄天院旁)擋土牆改善工程</text:p>
          </table:table-cell>
          <table:table-cell table:style-name="ce11" office:value-type="string" calcext:value-type="string">
            <text:p>田尾鄉</text:p>
          </table:table-cell>
          <table:table-cell table:number-columns-repeated="2" table:style-name="ce15" office:value-type="float" office:value="360" calcext:value-type="float">
            <text:p>36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順大興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出水里湶洲巷拓寬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700" calcext:value-type="float">
            <text:p>7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山宗公司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明倫路239巷排水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1340" calcext:value-type="float">
            <text:p>1,34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正鈞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員集路二段72巷等道路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760.5" calcext:value-type="float">
            <text:p>760.5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8" office:value-type="string" calcext:value-type="string">
            <text:p>六建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復興路117巷側溝及路面改善等4件道路、側溝改善工程</text:p>
          </table:table-cell>
          <table:table-cell table:style-name="ce11" office:value-type="string" calcext:value-type="string">
            <text:p>員林市</text:p>
          </table:table-cell>
          <table:table-cell table:number-columns-repeated="2" table:style-name="ce15" office:value-type="float" office:value="2421" calcext:value-type="float">
            <text:p>2,421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水鄉十五村及倡和村陽光綠地工程</text:p>
          </table:table-cell>
          <table:table-cell table:style-name="ce11" office:value-type="string" calcext:value-type="string">
            <text:p>二水鄉</text:p>
          </table:table-cell>
          <table:table-cell table:number-columns-repeated="2" table:style-name="ce15" office:value-type="float" office:value="300" calcext:value-type="float">
            <text:p>3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水鄉豐柏步道新設不鏽鋼欄杆工程</text:p>
          </table:table-cell>
          <table:table-cell table:style-name="ce11" office:value-type="string" calcext:value-type="string">
            <text:p>二水鄉</text:p>
          </table:table-cell>
          <table:table-cell table:number-columns-repeated="2" table:style-name="ce15" office:value-type="float" office:value="154.5" calcext:value-type="float">
            <text:p>154.5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賜發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田中鎮斗中路二段545巷道路舖面改善工程</text:p>
          </table:table-cell>
          <table:table-cell table:style-name="ce11" office:value-type="string" calcext:value-type="string">
            <text:p>田中鎮</text:p>
          </table:table-cell>
          <table:table-cell table:number-columns-repeated="2" table:style-name="ce15" office:value-type="float" office:value="1145.8" calcext:value-type="float">
            <text:p>1,145.8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冠博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同安路45巷道路及大安路一段125巷排水改善工程</text:p>
          </table:table-cell>
          <table:table-cell table:style-name="ce11" office:value-type="string" calcext:value-type="string">
            <text:p>田中鎮</text:p>
          </table:table-cell>
          <table:table-cell table:number-columns-repeated="2" table:style-name="ce15" office:value-type="float" office:value="1000" calcext:value-type="float">
            <text:p>1,0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宏禧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竹營里忠孝路道路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2500" calcext:value-type="float">
            <text:p>2,5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信興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愛民路等道路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2000" calcext:value-type="float">
            <text:p>2,0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鉅國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田中鎮龍潭里員集路二段729巷393弄等三件路面改善工程</text:p>
          </table:table-cell>
          <table:table-cell table:style-name="ce11" office:value-type="string" calcext:value-type="string">
            <text:p>田中鎮</text:p>
          </table:table-cell>
          <table:table-cell table:number-columns-repeated="2" table:style-name="ce15" office:value-type="float" office:value="1640" calcext:value-type="float">
            <text:p>1,64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瑞皇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水鄉倡和村員集路路燈改善工程</text:p>
          </table:table-cell>
          <table:table-cell table:style-name="ce11" office:value-type="string" calcext:value-type="string">
            <text:p>二水鄉</text:p>
          </table:table-cell>
          <table:table-cell table:number-columns-repeated="2" table:style-name="ce15" office:value-type="float" office:value="1230" calcext:value-type="float">
            <text:p>1,23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30" office:value-type="string" calcext:value-type="string">
            <text:p>拓方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水鄉復興村道路等改善工程</text:p>
          </table:table-cell>
          <table:table-cell table:style-name="ce11" office:value-type="string" calcext:value-type="string">
            <text:p>二水鄉</text:p>
          </table:table-cell>
          <table:table-cell table:number-columns-repeated="2" table:style-name="ce15" office:value-type="float" office:value="650" calcext:value-type="float">
            <text:p>650.000 </text:p>
          </table:table-cell>
          <table:table-cell table:style-name="ce17" office:value-type="string" calcext:value-type="string">
            <text:p>其他公共工程-地方小型工程-獎補助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宏水電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平里錦湖庄改善農業灌溉用水設備第二期工程</text:p>
          </table:table-cell>
          <table:table-cell table:style-name="ce11" office:value-type="string" calcext:value-type="string">
            <text:p>田中鎮</text:p>
          </table:table-cell>
          <table:table-cell table:number-columns-repeated="2" table:style-name="ce15" office:value-type="float" office:value="400" calcext:value-type="float">
            <text:p>4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年芬園鄉大彰路一段752巷等處道路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1700" calcext:value-type="float">
            <text:p>1,7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花壇中正路及彰化三竹路等道路排水改善工程</text:p>
          </table:table-cell>
          <table:table-cell table:style-name="ce11" office:value-type="string" calcext:value-type="string">
            <text:p>花壇鄉</text:p>
          </table:table-cell>
          <table:table-cell table:number-columns-repeated="2" table:style-name="ce15" office:value-type="float" office:value="202.337" calcext:value-type="float">
            <text:p>202.337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31" office:value-type="string" calcext:value-type="string">
            <text:p>字翔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伸港鄉曾家社區公園環境改善計劃</text:p>
          </table:table-cell>
          <table:table-cell table:style-name="ce11" office:value-type="string" calcext:value-type="string">
            <text:p>伸港鄉</text:p>
          </table:table-cell>
          <table:table-cell table:number-columns-repeated="2" table:style-name="ce15" office:value-type="float" office:value="700" calcext:value-type="float">
            <text:p>7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駿盛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面前里內路燈汰換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594" calcext:value-type="float">
            <text:p>594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萬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面前里和順路等道路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1770" calcext:value-type="float">
            <text:p>1,770.000 </text:p>
          </table:table-cell>
          <table:table-cell table:style-name="ce17" office:value-type="string" calcext:value-type="string">
            <text:p>其他公共工程-地方小型工程-獎補助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32" office:value-type="string" calcext:value-type="string">
            <text:p>復聖機電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和美鎮面前里雅安路136巷路面改善工程</text:p>
          </table:table-cell>
          <table:table-cell table:style-name="ce11" office:value-type="string" calcext:value-type="string">
            <text:p>和美鎮</text:p>
          </table:table-cell>
          <table:table-cell table:number-columns-repeated="2" table:style-name="ce15" office:value-type="float" office:value="1020" calcext:value-type="float">
            <text:p>1,02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和昌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大村鄉貢旗村環翠堂周邊景觀照明改善工程</text:p>
          </table:table-cell>
          <table:table-cell table:style-name="ce11" office:value-type="string" calcext:value-type="string">
            <text:p>大村鄉</text:p>
          </table:table-cell>
          <table:table-cell table:number-columns-repeated="2" table:style-name="ce15" office:value-type="float" office:value="990" calcext:value-type="float">
            <text:p>99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瑞皇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員林市南區公園涼亭整修工程</text:p>
          </table:table-cell>
          <table:table-cell table:style-name="ce11" office:value-type="string" calcext:value-type="string">
            <text:p>員林鎮</text:p>
          </table:table-cell>
          <table:table-cell table:number-columns-repeated="2" table:style-name="ce15" office:value-type="float" office:value="600" calcext:value-type="float">
            <text:p>6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30" office:value-type="string" calcext:value-type="string">
            <text:p>祥盈公司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55線(源潭路)道路改善工程</text:p>
          </table:table-cell>
          <table:table-cell table:style-name="ce11" office:value-type="string" calcext:value-type="string">
            <text:p>員林鎮</text:p>
          </table:table-cell>
          <table:table-cell table:number-columns-repeated="2" table:style-name="ce15" office:value-type="float" office:value="1779.6" calcext:value-type="float">
            <text:p>1,779.6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宥豐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林鎮梅芳、原斗及大永里等道路改善工程</text:p>
          </table:table-cell>
          <table:table-cell table:style-name="ce11" office:value-type="string" calcext:value-type="string">
            <text:p>二林鎮</text:p>
          </table:table-cell>
          <table:table-cell table:number-columns-repeated="2" table:style-name="ce15" office:value-type="float" office:value="8810" calcext:value-type="float">
            <text:p>8,81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8" office:value-type="string" calcext:value-type="string">
            <text:p>吉笙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北斗鎮中和里中圳路路面改善工程,北斗鎮文昌里中興街267巷等路面改善工程</text:p>
          </table:table-cell>
          <table:table-cell table:style-name="ce11" office:value-type="string" calcext:value-type="string">
            <text:p>北斗鎮</text:p>
          </table:table-cell>
          <table:table-cell table:number-columns-repeated="2" table:style-name="ce15" office:value-type="float" office:value="2070" calcext:value-type="float">
            <text:p>2,07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健城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田尾鄉海、陸豐活動中心(原第七公墓)週邊綠美化工程</text:p>
          </table:table-cell>
          <table:table-cell table:style-name="ce11" office:value-type="string" calcext:value-type="string">
            <text:p>田尾鄉</text:p>
          </table:table-cell>
          <table:table-cell table:number-columns-repeated="2" table:style-name="ce15" office:value-type="float" office:value="10000" calcext:value-type="float">
            <text:p>10,0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順大興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竹塘鄉中興街(市區)道路改善工程</text:p>
          </table:table-cell>
          <table:table-cell table:style-name="ce11" office:value-type="string" calcext:value-type="string">
            <text:p>竹塘鄉</text:p>
          </table:table-cell>
          <table:table-cell table:number-columns-repeated="2" table:style-name="ce15" office:value-type="float" office:value="2016" calcext:value-type="float">
            <text:p>2,016.000 </text:p>
          </table:table-cell>
          <table:table-cell table:style-name="ce17" office:value-type="string" calcext:value-type="string">
            <text:p>其他公共工程-地方小型工程-獎補助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鉅園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芬園鄉同安村綠美化及排水溝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5000" calcext:value-type="float">
            <text:p>5,0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尚品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埔鹽鄉大廉埤農地重劃區埔鹽鄉南興段1558地號等7處農水路改善工程</text:p>
          </table:table-cell>
          <table:table-cell table:style-name="ce11" office:value-type="string" calcext:value-type="string">
            <text:p>埔鹽鄉</text:p>
          </table:table-cell>
          <table:table-cell table:number-columns-repeated="2" table:style-name="ce15" office:value-type="float" office:value="5636.7" calcext:value-type="float">
            <text:p>5,636.7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利政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埔鹽鄉永樂村永新路二段及永樂路416巷等道路排水改善工程</text:p>
          </table:table-cell>
          <table:table-cell table:style-name="ce11" office:value-type="string" calcext:value-type="string">
            <text:p>埔鹽鄉</text:p>
          </table:table-cell>
          <table:table-cell table:number-columns-repeated="2" table:style-name="ce15" office:value-type="float" office:value="2124" calcext:value-type="float">
            <text:p>2,124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裕益興土包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埤頭鄉永豐村東西路259巷652巷753巷等路面改善工程</text:p>
          </table:table-cell>
          <table:table-cell table:style-name="ce11" office:value-type="string" calcext:value-type="string">
            <text:p>埤頭鄉</text:p>
          </table:table-cell>
          <table:table-cell table:number-columns-repeated="2" table:style-name="ce15" office:value-type="float" office:value="2680" calcext:value-type="float">
            <text:p>2,68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善霖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埤頭鄉竹圍村及大湖村等路面改善工程</text:p>
          </table:table-cell>
          <table:table-cell table:style-name="ce11" office:value-type="string" calcext:value-type="string">
            <text:p>埤頭鄉</text:p>
          </table:table-cell>
          <table:table-cell table:number-columns-repeated="2" table:style-name="ce15" office:value-type="float" office:value="2100" calcext:value-type="float">
            <text:p>2,1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鹿港鎮東崎里東崎五巷道路改善工程</text:p>
          </table:table-cell>
          <table:table-cell table:style-name="ce11" office:value-type="string" calcext:value-type="string">
            <text:p>鹿港鎮</text:p>
          </table:table-cell>
          <table:table-cell table:number-columns-repeated="2" table:style-name="ce15" office:value-type="float" office:value="2163" calcext:value-type="float">
            <text:p>2,163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溪州鄉三圳村莊尾橫巷等路面改善工程</text:p>
          </table:table-cell>
          <table:table-cell table:style-name="ce11" office:value-type="string" calcext:value-type="string">
            <text:p>溪州鄉</text:p>
          </table:table-cell>
          <table:table-cell table:number-columns-repeated="2" table:style-name="ce15" office:value-type="float" office:value="760" calcext:value-type="float">
            <text:p>76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鑫義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溪州鄉中西路二段151巷等道路排水改善工程</text:p>
          </table:table-cell>
          <table:table-cell table:style-name="ce11" office:value-type="string" calcext:value-type="string">
            <text:p>溪州鄉</text:p>
          </table:table-cell>
          <table:table-cell table:number-columns-repeated="2" table:style-name="ce15" office:value-type="float" office:value="1697.38" calcext:value-type="float">
            <text:p>1,697.38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營泰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彰化縣埤頭豐崙村休閒公園興建工程</text:p>
          </table:table-cell>
          <table:table-cell table:style-name="ce11" office:value-type="string" calcext:value-type="string">
            <text:p>埤頭鄉</text:p>
          </table:table-cell>
          <table:table-cell table:number-columns-repeated="2" table:style-name="ce15" office:value-type="float" office:value="10000" calcext:value-type="float">
            <text:p>10,00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善霖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線西鄉中央路一段276巷排水溝改善工程</text:p>
          </table:table-cell>
          <table:table-cell table:style-name="ce11" office:value-type="string" calcext:value-type="string">
            <text:p>線西鄉</text:p>
          </table:table-cell>
          <table:table-cell table:number-columns-repeated="2" table:style-name="ce15" office:value-type="float" office:value="1350" calcext:value-type="float">
            <text:p>1,350.000 </text:p>
          </table:table-cell>
          <table:table-cell table:style-name="ce17" office:value-type="string" calcext:value-type="string">
            <text:p>其他公共工程-地方小型工程-獎補助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鉅園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二林鎮豐田里中和巷及新生路等道路排水改善工程</text:p>
          </table:table-cell>
          <table:table-cell table:style-name="ce11" office:value-type="string" calcext:value-type="string">
            <text:p>二林鎮</text:p>
          </table:table-cell>
          <table:table-cell table:number-columns-repeated="2" table:style-name="ce15" office:value-type="float" office:value="4874" calcext:value-type="float">
            <text:p>4,874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7" office:value-type="string" calcext:value-type="string">
            <text:p>萬科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104年芬園鄉竹林村民族路等路面改善工程</text:p>
          </table:table-cell>
          <table:table-cell table:style-name="ce11" office:value-type="string" calcext:value-type="string">
            <text:p>芬園鄉</text:p>
          </table:table-cell>
          <table:table-cell table:number-columns-repeated="2" table:style-name="ce15" office:value-type="float" office:value="370" calcext:value-type="float">
            <text:p>370.000 </text:p>
          </table:table-cell>
          <table:table-cell table:style-name="ce17" office:value-type="string" calcext:value-type="string">
            <text:p>其他公共工程-地方小型工程-設備費及投資</text:p>
          </table:table-cell>
          <table:table-cell table:style-name="ce19" office:value-type="string" calcext:value-type="string">
            <text:p>彰化縣政府</text:p>
          </table:table-cell>
          <table:table-cell table:style-name="ce10" office:value-type="string" calcext:value-type="string">
            <text:p>公開招標</text:p>
          </table:table-cell>
          <table:table-cell table:style-name="ce26" office:value-type="string" calcext:value-type="string">
            <text:p>吉有營造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鹿港鎮頂番里彰頂路22巷等道路改善工程</text:p>
          </table:table-cell>
          <table:table-cell table:style-name="ce11" office:value-type="string" calcext:value-type="string">
            <text:p>鹿港鎮</text:p>
          </table:table-cell>
          <table:table-cell table:number-columns-repeated="2" table:style-name="ce15" office:value-type="float" office:value="2918.78" calcext:value-type="float">
            <text:p>2,918.780 </text:p>
          </table:table-cell>
          <table:table-cell table:style-name="ce18" office:value-type="string" calcext:value-type="string">
            <text:p>其他公共工程-地方小型工程-設備費及投資</text:p>
          </table:table-cell>
          <table:table-cell table:style-name="ce20" office:value-type="string" calcext:value-type="string">
            <text:p>彰化縣政府</text:p>
          </table:table-cell>
          <table:table-cell table:style-name="ce23" office:value-type="string" calcext:value-type="string">
            <text:p>公開招標</text:p>
          </table:table-cell>
          <table:table-cell table:style-name="ce26" office:value-type="string" calcext:value-type="string">
            <text:p>鎮彰土包</text:p>
          </table:table-cell>
          <table:table-cell table:number-columns-repeated="1016"/>
        </table:table-row>
        <table:table-row table:style-name="ro10" table:number-rows-repeated="2">
          <table:table-cell table:style-name="ce6"/>
          <table:table-cell table:style-name="ce12"/>
          <table:table-cell table:style-name="ce6"/>
          <table:table-cell table:style-name="ce16" table:number-columns-repeated="2"/>
          <table:table-cell table:style-name="ce21"/>
          <table:table-cell table:style-name="ce24"/>
          <table:table-cell table:style-name="ce33"/>
          <table:table-cell table:style-name="ce34"/>
          <table:table-cell table:number-columns-repeated="1015"/>
        </table:table-row>
        <table:table-row table:style-name="ro10">
          <table:table-cell>
            <draw:custom-shape table:end-cell-address="議員4.A169" table:end-x="2.37mm" table:end-y="0.52mm" draw:z-index="0" draw:name="Text Box 1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" draw:name="Text Box 2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" draw:name="Text Box 3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" draw:name="Text Box 4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" draw:name="Text Box 5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" draw:name="Text Box 6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6" draw:name="Text Box 7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7" draw:name="Text Box 8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8" draw:name="Text Box 9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9" draw:name="Text Box 10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0" draw:name="Text Box 11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1" draw:name="Text Box 12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2" draw:name="Text Box 13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3" draw:name="Text Box 14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4" draw:name="Text Box 15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5" draw:name="Text Box 16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6" draw:name="Text Box 17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7" draw:name="Text Box 18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8" draw:name="Text Box 19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19" draw:name="Text Box 20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0" draw:name="Text Box 21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1" draw:name="Text Box 22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2" draw:name="Text Box 23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3" draw:name="Text Box 24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4" draw:name="Text Box 25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5" draw:name="Text Box 26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6" draw:name="Text Box 27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7" draw:name="Text Box 28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8" draw:name="Text Box 29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29" draw:name="Text Box 30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0" draw:name="Text Box 31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1" draw:name="Text Box 32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2" draw:name="Text Box 33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3" draw:name="Text Box 34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4" draw:name="Text Box 35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5" draw:name="Text Box 36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6" draw:name="Text Box 37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7" draw:name="Text Box 38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8" draw:name="Text Box 39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39" draw:name="Text Box 40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0" draw:name="Text Box 41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1" draw:name="Text Box 42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2" draw:name="Text Box 43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3" draw:name="Text Box 44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4" draw:name="Text Box 45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5" draw:name="Text Box 46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6" draw:name="Text Box 47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7" draw:name="Text Box 48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8" draw:name="Text Box 49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49" draw:name="Text Box 50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0" draw:name="Text Box 51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1" draw:name="Text Box 52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2" draw:name="Text Box 53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3" draw:name="Text Box 54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4" draw:name="Text Box 55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5" draw:name="Text Box 56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6" draw:name="Text Box 57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7" draw:name="Text Box 58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8" draw:name="Text Box 59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59" draw:name="Text Box 60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60" draw:name="Text Box 61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61" draw:name="Text Box 62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62" draw:name="Text Box 63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63" draw:name="Text Box 64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64" draw:name="Text Box 65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65" draw:name="Text Box 66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02mm" draw:z-index="66" draw:name="Text Box 67" draw:style-name="gr1" draw:text-style-name="P1" svg:width="2.37mm" svg:height="16.6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02mm" draw:z-index="67" draw:name="Text Box 68" draw:style-name="gr1" draw:text-style-name="P1" svg:width="2.37mm" svg:height="16.6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68" draw:name="Text Box 69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9" table:end-x="2.37mm" table:end-y="0.52mm" draw:z-index="69" draw:name="Text Box 70" draw:style-name="gr1" draw:text-style-name="P1" svg:width="2.37mm" svg:height="64.55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0" draw:name="Text Box 1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1" draw:name="Text Box 2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2" draw:name="Text Box 3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3" draw:name="Text Box 4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4" draw:name="Text Box 5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5" draw:name="Text Box 6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6" draw:name="Text Box 7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7" draw:name="Text Box 8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8" draw:name="Text Box 9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79" draw:name="Text Box 10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0" draw:name="Text Box 11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1" draw:name="Text Box 12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2" draw:name="Text Box 13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3" draw:name="Text Box 14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4" draw:name="Text Box 15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5" draw:name="Text Box 16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6" draw:name="Text Box 17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7" draw:name="Text Box 18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8" draw:name="Text Box 19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89" draw:name="Text Box 20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0" draw:name="Text Box 21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1" draw:name="Text Box 22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2" draw:name="Text Box 23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3" draw:name="Text Box 24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4" draw:name="Text Box 25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5" draw:name="Text Box 26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6" draw:name="Text Box 27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7" draw:name="Text Box 28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8" draw:name="Text Box 29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99" draw:name="Text Box 30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0" draw:name="Text Box 31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1" draw:name="Text Box 32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2" draw:name="Text Box 33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3" draw:name="Text Box 34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4" draw:name="Text Box 35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5" draw:name="Text Box 36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6" draw:name="Text Box 37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7" draw:name="Text Box 38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8" draw:name="Text Box 39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09" draw:name="Text Box 40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0" draw:name="Text Box 41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1" draw:name="Text Box 42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2" draw:name="Text Box 43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3" draw:name="Text Box 44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4" draw:name="Text Box 45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5" draw:name="Text Box 46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6" draw:name="Text Box 47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7" draw:name="Text Box 48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8" draw:name="Text Box 49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19" draw:name="Text Box 50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0" draw:name="Text Box 51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1" draw:name="Text Box 52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2" draw:name="Text Box 53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3" draw:name="Text Box 54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4" draw:name="Text Box 55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5" draw:name="Text Box 56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6" draw:name="Text Box 57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7" draw:name="Text Box 58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8" draw:name="Text Box 59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29" draw:name="Text Box 60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30" draw:name="Text Box 61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31" draw:name="Text Box 62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32" draw:name="Text Box 63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33" draw:name="Text Box 64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34" draw:name="Text Box 69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60" table:end-x="2.37mm" table:end-y="5.81mm" draw:z-index="135" draw:name="Text Box 70" draw:style-name="gr1" draw:text-style-name="P1" svg:width="2.37mm" svg:height="17.46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36" draw:name="Text Box 13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37" draw:name="Text Box 13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38" draw:name="Text Box 13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39" draw:name="Text Box 14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0" draw:name="Text Box 14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1" draw:name="Text Box 14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2" draw:name="Text Box 14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3" draw:name="Text Box 14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4" draw:name="Text Box 14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5" draw:name="Text Box 14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6" draw:name="Text Box 14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7" draw:name="Text Box 14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8" draw:name="Text Box 14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49" draw:name="Text Box 15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0" draw:name="Text Box 15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1" draw:name="Text Box 15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2" draw:name="Text Box 15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3" draw:name="Text Box 15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4" draw:name="Text Box 15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5" draw:name="Text Box 15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6" draw:name="Text Box 15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7" draw:name="Text Box 15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8" draw:name="Text Box 15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59" draw:name="Text Box 16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0" draw:name="Text Box 16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1" draw:name="Text Box 16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2" draw:name="Text Box 16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3" draw:name="Text Box 16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4" draw:name="Text Box 16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5" draw:name="Text Box 16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6" draw:name="Text Box 16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7" draw:name="Text Box 16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8" draw:name="Text Box 16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69" draw:name="Text Box 17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0" draw:name="Text Box 17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1" draw:name="Text Box 17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2" draw:name="Text Box 17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3" draw:name="Text Box 17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4" draw:name="Text Box 17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5" draw:name="Text Box 17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6" draw:name="Text Box 17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7" draw:name="Text Box 17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8" draw:name="Text Box 17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79" draw:name="Text Box 18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0" draw:name="Text Box 18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1" draw:name="Text Box 18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2" draw:name="Text Box 18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3" draw:name="Text Box 18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4" draw:name="Text Box 18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5" draw:name="Text Box 18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6" draw:name="Text Box 18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7" draw:name="Text Box 18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8" draw:name="Text Box 18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89" draw:name="Text Box 19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0" draw:name="Text Box 19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1" draw:name="Text Box 19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2" draw:name="Text Box 19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3" draw:name="Text Box 19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4" draw:name="Text Box 19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5" draw:name="Text Box 19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6" draw:name="Text Box 19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7" draw:name="Text Box 19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8" draw:name="Text Box 19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199" draw:name="Text Box 20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0" draw:name="Text Box 20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1" draw:name="Text Box 20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2" draw:name="Text Box 20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3" draw:name="Text Box 20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4" draw:name="Text Box 20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5" draw:name="Text Box 20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6" draw:name="Text Box 20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7" draw:name="Text Box 20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8" draw:name="Text Box 20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09" draw:name="Text Box 21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0" draw:name="Text Box 21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1" draw:name="Text Box 21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2" draw:name="Text Box 21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3" draw:name="Text Box 21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4" draw:name="Text Box 21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5" draw:name="Text Box 21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6" draw:name="Text Box 21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7" draw:name="Text Box 21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8" draw:name="Text Box 21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19" draw:name="Text Box 22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0" draw:name="Text Box 22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1" draw:name="Text Box 22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2" draw:name="Text Box 22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3" draw:name="Text Box 22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4" draw:name="Text Box 22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5" draw:name="Text Box 22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6" draw:name="Text Box 22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7" draw:name="Text Box 22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8" draw:name="Text Box 22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29" draw:name="Text Box 23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0" draw:name="Text Box 23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1" draw:name="Text Box 23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2" draw:name="Text Box 23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3" draw:name="Text Box 23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4" draw:name="Text Box 23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5" draw:name="Text Box 23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6" draw:name="Text Box 23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7" draw:name="Text Box 23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8" draw:name="Text Box 23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39" draw:name="Text Box 24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0" draw:name="Text Box 24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1" draw:name="Text Box 24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2" draw:name="Text Box 24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3" draw:name="Text Box 24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4" draw:name="Text Box 24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5" draw:name="Text Box 24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6" draw:name="Text Box 24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7" draw:name="Text Box 24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8" draw:name="Text Box 24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49" draw:name="Text Box 25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0" draw:name="Text Box 25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1" draw:name="Text Box 25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2" draw:name="Text Box 25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3" draw:name="Text Box 25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4" draw:name="Text Box 25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5" draw:name="Text Box 25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6" draw:name="Text Box 25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7" draw:name="Text Box 25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8" draw:name="Text Box 25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59" draw:name="Text Box 26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0" draw:name="Text Box 26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1" draw:name="Text Box 26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2" draw:name="Text Box 26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3" draw:name="Text Box 26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4" draw:name="Text Box 26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5" draw:name="Text Box 26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6" draw:name="Text Box 26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7" draw:name="Text Box 26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8" draw:name="Text Box 26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69" draw:name="Text Box 27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0" draw:name="Text Box 27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1" draw:name="Text Box 27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2" draw:name="Text Box 27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3" draw:name="Text Box 27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4" draw:name="Text Box 27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5" draw:name="Text Box 27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6" draw:name="Text Box 27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7" draw:name="Text Box 27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8" draw:name="Text Box 27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79" draw:name="Text Box 280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80" draw:name="Text Box 281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81" draw:name="Text Box 282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82" draw:name="Text Box 283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83" draw:name="Text Box 284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84" draw:name="Text Box 285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85" draw:name="Text Box 286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86" draw:name="Text Box 287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87" draw:name="Text Box 288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議員4.A159" table:end-x="2.11mm" table:end-y="1.05mm" draw:z-index="288" draw:name="Text Box 289" draw:style-name="gr1" draw:text-style-name="P1" svg:width="2.11mm" svg:height="6.87mm" svg:x="0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0" table:number-rows-repeated="104841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標楷體1" svg:font-family="標楷體" style:font-family-generic="roman"/>
    <style:font-face style:name="標楷體" svg:font-family="標楷體" style:font-family-generic="script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number number:decimal-places="0" loext:min-decimal-places="0" number:min-integer-digits="1" number:grouping="true"/>
      <number:text> </number:text>
    </number:number-style>
    <number:number-style style:name="N144">
      <number:number number:decimal-places="3" loext:min-decimal-places="3" number:min-integer-digits="1" number:grouping="true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5P0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bold" style:font-name-asian="新細明體" style:font-family-asian="新細明體" style:font-family-generic-asian="roman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bold" style:font-name-asian="新細明體" style:font-family-asian="新細明體" style:font-family-generic-asian="roman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新細明體" fo:font-family="新細明體" style:font-family-generic="roman" fo:font-size="12pt" fo:font-style="italic" fo:text-shadow="none" style:text-underline-style="none" fo:font-weight="normal" style:font-name-asian="新細明體" style:font-family-asian="新細明體" style:font-family-generic-asian="roman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新細明體" fo:font-family="新細明體" style:font-family-generic="roman" fo:font-size="15pt" fo:font-style="normal" fo:text-shadow="none" style:text-underline-style="none" fo:font-weight="bold" style:font-name-asian="新細明體" style:font-family-asian="新細明體" style:font-family-generic-asian="roman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新細明體" fo:font-family="新細明體" style:font-family-generic="roman" fo:font-size="13pt" fo:font-style="normal" fo:text-shadow="none" style:text-underline-style="none" fo:font-weight="bold" style:font-name-asian="新細明體" style:font-family-asian="新細明體" style:font-family-generic-asian="roman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新細明體" fo:font-family="新細明體" style:font-family-generic="roman" fo:font-size="11pt" fo:font-style="normal" fo:text-shadow="none" style:text-underline-style="none" fo:font-weight="bold" style:font-name-asian="新細明體" style:font-family-asian="新細明體" style:font-family-generic-asian="roman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新細明體" fo:font-family="新細明體" style:font-family-generic="roman" fo:font-size="11pt" fo:font-style="normal" fo:text-shadow="none" style:text-underline-style="none" fo:font-weight="bold" style:font-name-asian="新細明體" style:font-family-asian="新細明體" style:font-family-generic-asian="roman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bold" style:font-name-asian="新細明體" style:font-family-asian="新細明體" style:font-family-generic-asian="roman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新細明體" fo:font-family="新細明體" style:font-family-generic="roman" fo:font-size="18pt" fo:font-style="normal" fo:text-shadow="none" style:text-underline-style="none" fo:font-weight="bold" style:font-name-asian="新細明體" style:font-family-asian="新細明體" style:font-family-generic-asian="roman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bold" style:font-name-asian="新細明體" style:font-family-asian="新細明體" style:font-family-generic-asian="roman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family="標楷體" style:font-family-generic="script" fo:font-size="11pt" fo:font-style="normal" fo:text-shadow="none" style:text-underline-style="none" fo:font-weight="normal" style:font-name-asian="標楷體" style:font-family-asian="標楷體" style:font-family-generic-asian="script" style:font-size-asian="11pt" style:font-style-asian="normal" style:font-weight-asian="normal" style:font-size-complex="11pt" style:font-style-complex="normal" style:font-weight-complex="normal"/>
    </style:style>
    <style:style style:name="一般_20_5" style:display-name="一般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1" fo:font-family="標楷體" style:font-family-generic="roman" fo:font-size="11pt" fo:font-style="normal" fo:text-shadow="none" style:text-underline-style="none" fo:font-weight="normal" style:font-name-asian="標楷體1" style:font-family-asian="標楷體" style:font-family-generic-asian="roman" style:font-size-asian="11pt" style:font-style-asian="normal" style:font-weight-asian="normal" style:font-size-complex="11pt" style:font-style-complex="normal" style:font-weight-complex="normal"/>
    </style:style>
    <style:style style:name="一般_5f_100年度考核報表_28_院處空白表_29_" style:display-name="一般_100年度考核報表(院處空白表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Sheet1" style:display-name="一般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37"/>
    <style:style style:name="樣式_20_1" style:display-name="樣式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dc:creator>chcg</dc:creator>
    <meta:print-date>2016-02-22T03:02:59</meta:print-date>
    <meta:creation-date>2001-01-31T06:15:04</meta:creation-date>
    <dc:date>2016-03-04T11:44:51</dc:date>
    <meta:generator>LibreOffice/5.3.4.2$Windows_x86 LibreOffice_project/f82d347ccc0be322489bf7da61d7e4ad13fe2ff3</meta:generator>
    <meta:document-statistic meta:table-count="1" meta:cell-count="1212" meta:object-count="2825"/>
    <meta:user-defined meta:name="AppVersion">14.0300</meta:user-defined>
    <meta:user-defined meta:name="Company">行政院主計處第一局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411143151</meta:user-defined>
    <meta:user-defined meta:name="_AuthorEmail" meta:value-type="string">yclee@dgbas.gov.tw</meta:user-defined>
    <meta:user-defined meta:name="_AuthorEmailDisplayName" meta:value-type="string">yclee</meta:user-defined>
    <meta:user-defined meta:name="_EmailSubject" meta:value-type="string">94考核表.xls</meta:user-defined>
    <meta:user-defined meta:name="_ReviewingToolsShownOnce" meta:value-type="string"/>
  </office:meta>
</office:document-meta>
</file>